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fo:background-color="#1f1f1f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6a9955" loext:opacity="100%" style:font-name="Consolas" fo:font-size="10.5pt" fo:font-weight="normal"/>
    </style:style>
    <style:style style:name="T9" style:family="text">
      <style:text-properties fo:color="#b5cea8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ce9178" loext:opacity="100%"/>
    </style:style>
    <style:style style:name="T13" style:family="text">
      <style:text-properties fo:color="#c586c0" loext:opacity="100%"/>
    </style:style>
    <style:style style:name="T14" style:family="text">
      <style:text-properties fo:color="#d7ba7d" loext:opacity="100%" style:font-name="Consolas" fo:font-size="10.5pt" fo:font-weight="normal"/>
    </style:style>
    <style:style style:name="T15" style:family="text">
      <style:text-properties fo:color="#d4d4d4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Basado en AltaIngreso.css pero adaptado a deudas */</text:p>
      <text:p text:style-name="P2"><text:span text:style-name="T1">.registrar-deuda-container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10px</text:span><text:span text:style-name="T3">;</text:span></text:p>
      <text:p text:style-name="P3">  <text:span text:style-name="T2">padding</text:span><text:span text:style-name="T3">: </text:span><text:span text:style-name="T5">3px</text:span><text:span text:style-name="T3"> </text:span><text:span text:style-name="T5">0px</text:span><text:span text:style-name="T3"> </text:span><text:span text:style-name="T5">0px</text:span><text:span text:style-name="T3"> </text:span><text:span text:style-name="T5">0px</text:span><text:span text:style-name="T3">;</text:span></text:p>
      <text:p text:style-name="P3">  <text:span text:style-name="T2">max-width</text:span><text:span text:style-name="T3">: </text:span><text:span text:style-name="T5">1200px</text:span><text:span text:style-name="T3">;</text:span></text:p>
      <text:p text:style-name="P3">  <text:span text:style-name="T2">margin</text:span><text:span text:style-name="T3">: </text:span><text:span text:style-name="T5">10px</text:span><text:span text:style-name="T3"> </text:span><text:span text:style-name="T4">auto</text:span><text:span text:style-name="T3">;</text:span></text:p>
      <text:p text:style-name="P3">  <text:span text:style-name="T2">flex-wrap</text:span><text:span text:style-name="T3">: </text:span><text:span text:style-name="T4">wrap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2">}</text:p>
      <text:p text:style-name="P4"/>
      <text:p text:style-name="P2"><text:span text:style-name="T1">.titulo-principal</text:span>,</text:p>
      <text:p text:style-name="P2"><text:span text:style-name="T1">h1.titulo-principal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2.2rem</text:span><text:span text:style-name="T3">;</text:span></text:p>
      <text:p text:style-name="P3">  <text:span text:style-name="T2">font-weight</text:span><text:span text:style-name="T3">: </text:span><text:span text:style-name="T5">900</text:span><text:span text:style-name="T3">;</text:span></text:p>
      <text:p text:style-name="P3">  <text:span text:style-name="T2">font-family</text:span><text:span text:style-name="T3">: </text:span><text:span text:style-name="T4">'Impact'</text:span><text:span text:style-name="T3">, </text:span><text:span text:style-name="T4">'Haettenschweiler'</text:span><text:span text:style-name="T3">, </text:span><text:span text:style-name="T4">'Arial Black'</text:span><text:span text:style-name="T3">, </text:span><text:span text:style-name="T4">sans-serif</text:span><text:span text:style-name="T3">;</text:span></text:p>
      <text:p text:style-name="P3">  <text:span text:style-name="T2">letter-spacing</text:span><text:span text:style-name="T3">: </text:span><text:span text:style-name="T5">2px</text:span><text:span text:style-name="T3">;</text:span></text:p>
      <text:p text:style-name="P3">  <text:span text:style-name="T2">text-transform</text:span><text:span text:style-name="T3">: </text:span><text:span text:style-name="T4">uppercase</text:span><text:span text:style-name="T3">;</text:span></text:p>
      <text:p text:style-name="P3">  <text:span text:style-name="T2">margin</text:span><text:span text:style-name="T3">: </text:span><text:span text:style-name="T5">75px</text:span><text:span text:style-name="T3"> </text:span><text:span text:style-name="T5">0px</text:span><text:span text:style-name="T3"> </text:span><text:span text:style-name="T5">20px</text:span><text:span text:style-name="T3"> </text:span><text:span text:style-name="T5">0px</text:span><text:span text:style-name="T3">;</text:span></text:p>
      <text:p text:style-name="P3">  <text:span text:style-name="T2">color</text:span><text:span text:style-name="T3">: </text:span><text:span text:style-name="T4">#1D283A</text:span><text:span text:style-name="T3"> </text:span><text:span text:style-name="T6">!important</text:span><text:span text:style-name="T3">;</text:span></text:p>
      <text:p text:style-name="P3">  <text:span text:style-name="T2">text-shadow</text:span><text:span text:style-name="T3">: </text:span><text:span text:style-name="T5">2px</text:span><text:span text:style-name="T3"> </text:span><text:span text:style-name="T5">2px</text:span><text:span text:style-name="T3"> </text:span><text:span text:style-name="T5">4px</text:span><text:span text:style-name="T3"> </text:span><text:span text:style-name="T7">rgba</text:span><text:span text:style-name="T3">(</text:span><text:span text:style-name="T5">29</text:span><text:span text:style-name="T3">, </text:span><text:span text:style-name="T5">40</text:span><text:span text:style-name="T3">, </text:span><text:span text:style-name="T5">58</text:span><text:span text:style-name="T3">, </text:span><text:span text:style-name="T5">0.2</text:span><text:span text:style-name="T3">);</text:span></text:p>
      <text:p text:style-name="P2">}</text:p>
      <text:p text:style-name="P4"/>
      <text:p text:style-name="P1">/* Lista de deudas */</text:p>
      <text:p text:style-name="P2"><text:span text:style-name="T1">.lista-deudas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min-width</text:span><text:span text:style-name="T3">: </text:span><text:span text:style-name="T5">300px</text:span><text:span text:style-name="T3">;</text:span></text:p>
      <text:p text:style-name="P3">  <text:span text:style-name="T2">background</text:span><text:span text:style-name="T3">: </text:span><text:span text:style-name="T7">linear-gradient</text:span><text:span text:style-name="T3">(</text:span><text:span text:style-name="T5">135deg</text:span><text:span text:style-name="T3">, </text:span><text:span text:style-name="T7">rgba</text:span><text:span text:style-name="T3">(</text:span><text:span text:style-name="T5">30</text:span><text:span text:style-name="T3">, </text:span><text:span text:style-name="T5">41</text:span><text:span text:style-name="T3">, </text:span><text:span text:style-name="T5">59</text:span><text:span text:style-name="T3">, </text:span><text:span text:style-name="T5">0.08</text:span><text:span text:style-name="T3">) </text:span><text:span text:style-name="T5">0%</text:span><text:span text:style-name="T3">, </text:span><text:span text:style-name="T7">rgba</text:span><text:span text:style-name="T3">(</text:span><text:span text:style-name="T5">15</text:span><text:span text:style-name="T3">, </text:span><text:span text:style-name="T5">23</text:span><text:span text:style-name="T3">, </text:span><text:span text:style-name="T5">42</text:span><text:span text:style-name="T3">, </text:span><text:span text:style-name="T5">0.12</text:span><text:span text:style-name="T3">) </text:span><text:span text:style-name="T5">100%</text:span><text:span text:style-name="T3">);</text:span></text:p>
      <text:p text:style-name="P3">  <text:span text:style-name="T2">padding</text:span><text:span text:style-name="T3">: </text:span><text:span text:style-name="T5">8.7px</text:span><text:span text:style-name="T3"> </text:span><text:span text:style-name="T5">18px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7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7">rgba</text:span><text:span text:style-name="T3">(</text:span><text:span text:style-name="T5">30</text:span><text:span text:style-name="T3">, </text:span><text:span text:style-name="T5">41</text:span><text:span text:style-name="T3">, </text:span><text:span text:style-name="T5">59</text:span><text:span text:style-name="T3">, </text:span><text:span text:style-name="T5">0.20</text:span><text:span text:style-name="T3">);</text:span></text:p>
      <text:p text:style-name="P3">  <text:span text:style-name="T2">height</text:span><text:span text:style-name="T3">: </text:span><text:span text:style-name="T4">auto</text:span><text:span text:style-name="T3">;</text:span></text:p>
      <text:p text:style-name="P3">  <text:span text:style-name="T2">min-height</text:span><text:span text:style-name="T3">: </text:span><text:span text:style-name="T5">360px</text:span><text:span text:style-name="T3">;</text:span>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flex-direction</text:span><text:span text:style-name="T3">: </text:span><text:span text:style-name="T4">column</text:span><text:span text:style-name="T3">;</text:span></text:p>
      <text:p text:style-name="P3">  <text:span text:style-name="T2">justify-content</text:span><text:span text:style-name="T3">: </text:span><text:span text:style-name="T4">space-between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2">}</text:p>
      <text:p text:style-name="P4"/>
      <text:p text:style-name="P2"><text:span text:style-name="T1">.lista-deudas</text:span> <text:span text:style-name="T1">h2</text:span> {</text:p>
      <text:p text:style-name="P3">  <text:span text:style-name="T2">margin-bottom</text:span><text:span text:style-name="T3">: </text:span><text:span text:style-name="T5">6px</text:span><text:span text:style-name="T3">;</text:span></text:p>
      <text:p text:style-name="P3">  <text:span text:style-name="T2">margin-top</text:span><text:span text:style-name="T3">: </text:span><text:span text:style-name="T5">0px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1.4rem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color</text:span><text:span text:style-name="T3">: </text:span><text:span text:style-name="T4">#1D283A</text:span><text:span text:style-name="T3">;</text:span></text:p>
      <text:p text:style-name="P3">  <text:span text:style-name="T2">border-bottom</text:span><text:span text:style-name="T3">: </text:span><text:span text:style-name="T5">2px</text:span><text:span text:style-name="T3"> </text:span><text:span text:style-name="T4">solid</text:span><text:span text:style-name="T3"> </text:span><text:span text:style-name="T7">rgba</text:span><text:span text:style-name="T3">(</text:span><text:span text:style-name="T5">29</text:span><text:span text:style-name="T3">, </text:span><text:span text:style-name="T5">40</text:span><text:span text:style-name="T3">, </text:span><text:span text:style-name="T5">58</text:span><text:span text:style-name="T3">, </text:span><text:span text:style-name="T5">0.25</text:span><text:span text:style-name="T3">);</text:span></text:p>
      <text:p text:style-name="P3"><text:soft-page-break/>  <text:span text:style-name="T2">padding-bottom</text:span><text:span text:style-name="T3">: </text:span><text:span text:style-name="T5">4px</text:span><text:span text:style-name="T3">;</text:span></text:p>
      <text:p text:style-name="P2">}</text:p>
      <text:p text:style-name="P4"/>
      <text:p text:style-name="P2"><text:span text:style-name="T1">.formulario-deuda</text:span> <text:span text:style-name="T1">h2</text:span> {</text:p>
      <text:p text:style-name="P3">  <text:span text:style-name="T2">margin-bottom</text:span><text:span text:style-name="T3">: </text:span><text:span text:style-name="T5">6px</text:span><text:span text:style-name="T3">;</text:span></text:p>
      <text:p text:style-name="P3">  <text:span text:style-name="T2">margin-top</text:span><text:span text:style-name="T3">: </text:span><text:span text:style-name="T5">0px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1.4rem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color</text:span><text:span text:style-name="T3">: </text:span><text:span text:style-name="T4">#ffffff</text:span><text:span text:style-name="T3">;</text:span></text:p>
      <text:p text:style-name="P3">  <text:span text:style-name="T2">border-bottom</text:span><text:span text:style-name="T3">: </text:span><text:span text:style-name="T5">2px</text:span><text:span text:style-name="T3"> </text:span><text:span text:style-name="T4">solid</text:span><text:span text:style-name="T3"> </text:span><text:span text:style-name="T7">rgba</text:span><text:span text:style-name="T3">(</text:span><text:span text:style-name="T5">255</text:span><text:span text:style-name="T3">, </text:span><text:span text:style-name="T5">255</text:span><text:span text:style-name="T3">, </text:span><text:span text:style-name="T5">255</text:span><text:span text:style-name="T3">, </text:span><text:span text:style-name="T5">0.25</text:span><text:span text:style-name="T3">);</text:span></text:p>
      <text:p text:style-name="P3">  <text:span text:style-name="T2">padding-bottom</text:span><text:span text:style-name="T3">: </text:span><text:span text:style-name="T5">4px</text:span><text:span text:style-name="T3">;</text:span></text:p>
      <text:p text:style-name="P2">}</text:p>
      <text:p text:style-name="P4"/>
      <text:p text:style-name="P1">/* NUEVOS ESTILOS PARA FILTROS */</text:p>
      <text:p text:style-name="P2"><text:span text:style-name="T1">.filtros-container</text:span> {</text:p>
      <text:p text:style-name="P3">  <text:span text:style-name="T2">margin-bottom</text:span><text:span text:style-name="T3">: </text:span><text:span text:style-name="T5">12px</text:span><text:span text:style-name="T3">;</text:span></text:p>
      <text:p text:style-name="P2">}</text:p>
      <text:p text:style-name="P4"/>
      <text:p text:style-name="P1">/* Fila 1: Filtros */</text:p>
      <text:p text:style-name="P2"><text:span text:style-name="T1">.filtros-fila-1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align-items</text:span><text:span text:style-name="T3">: </text:span><text:span text:style-name="T4">center</text:span><text:span text:style-name="T3">;</text:span></text:p>
      <text:p text:style-name="P3">  <text:span text:style-name="T2">gap</text:span><text:span text:style-name="T3">: </text:span><text:span text:style-name="T5">4px</text:span><text:span text:style-name="T3">;  </text:span><text:span text:style-name="T8">/* ← REDUCIR de 8px a 4px */</text:span></text:p>
      <text:p text:style-name="P3">  <text:span text:style-name="T2">margin-bottom</text:span><text:span text:style-name="T3">: </text:span><text:span text:style-name="T5">10px</text:span><text:span text:style-name="T3">;</text:span></text:p>
      <text:p text:style-name="P3">  <text:span text:style-name="T2">flex-wrap</text:span><text:span text:style-name="T3">: </text:span><text:span text:style-name="T4">nowrap</text:span><text:span text:style-name="T3">;</text:span></text:p>
      <text:p text:style-name="P3">  <text:span text:style-name="T2">padding-left</text:span><text:span text:style-name="T3">: </text:span><text:span text:style-name="T5">8px</text:span><text:span text:style-name="T3">; </text:span></text:p>
      <text:p text:style-name="P2">}</text:p>
      <text:p text:style-name="P4"/>
      <text:p text:style-name="P1">/* Fila 2: Botones centrados */</text:p>
      <text:p text:style-name="P2"><text:span text:style-name="T1">.filtros-fila-2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8px</text:span><text:span text:style-name="T3">;</text:span></text:p>
      <text:p text:style-name="P3">  <text:span text:style-name="T2">justify-content</text:span><text:span text:style-name="T3">: </text:span><text:span text:style-name="T4">center</text:span><text:span text:style-name="T3">;</text:span></text:p>
      <text:p text:style-name="P3">  <text:span text:style-name="T2">align-items</text:span><text:span text:style-name="T3">: </text:span><text:span text:style-name="T4">center</text:span><text:span text:style-name="T3">;</text:span></text:p>
      <text:p text:style-name="P2">}</text:p>
      <text:p text:style-name="P4"/>
      <text:p text:style-name="P1">/* labels con layout horizontal */</text:p>
      <text:p text:style-name="P2"><text:span text:style-name="T1">.filtro-label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align-items</text:span><text:span text:style-name="T3">: </text:span><text:span text:style-name="T4">center</text:span><text:span text:style-name="T3">;</text:span></text:p>
      <text:p text:style-name="P3">  <text:span text:style-name="T2">gap</text:span><text:span text:style-name="T3">: </text:span><text:span text:style-name="T5">4px</text:span><text:span text:style-name="T3">;  </text:span><text:span text:style-name="T8">/* ← REDUCIR de 6px a 4px */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3">  <text:span text:style-name="T2">padding-left</text:span><text:span text:style-name="T3">: </text:span><text:span text:style-name="T5">3px</text:span><text:span text:style-name="T3">;</text:span></text:p>
      <text:p text:style-name="P2">}</text:p>
      <text:p text:style-name="P4"/>
      <text:p text:style-name="P1">/* Margen específico para el primer label (De:) */</text:p>
      <text:p text:style-name="P2"><text:span text:style-name="T1">.filtro-label:first-child</text:span> {</text:p>
      <text:p text:style-name="P3">  <text:span text:style-name="T2">margin-left</text:span><text:span text:style-name="T3">: </text:span><text:span text:style-name="T5">2px</text:span><text:span text:style-name="T3">;  </text:span><text:span text:style-name="T8">/* ← REDUCIR de 5px a 2px */</text:span></text:p>
      <text:p text:style-name="P2">}</text:p>
      <text:p text:style-name="P4"><text:soft-page-break/></text:p>
      <text:p text:style-name="P2"><text:span text:style-name="T1">.filtro-select-estado</text:span> {</text:p>
      <text:p text:style-name="P3">  <text:span text:style-name="T2">margin-left</text:span><text:span text:style-name="T3">: </text:span><text:span text:style-name="T5">0px</text:span><text:span text:style-name="T3">;</text:span></text:p>
      <text:p text:style-name="P3">  <text:span text:style-name="T2">padding</text:span><text:span text:style-name="T3">: </text:span><text:span text:style-name="T5">4px</text:span><text:span text:style-name="T3"> </text:span><text:span text:style-name="T5">6px</text:span><text:span text:style-name="T3">;</text:span></text:p>
      <text:p text:style-name="P3">  <text:span text:style-name="T2">width</text:span><text:span text:style-name="T3">: </text:span><text:span text:style-name="T5">85px</text:span><text:span text:style-name="T3"> </text:span><text:span text:style-name="T6">!important</text:span><text:span text:style-name="T3">;  </text:span><text:span text:style-name="T8">/* ← VOLVER a 85px */</text:span></text:p>
      <text:p text:style-name="P3">  <text:span text:style-name="T2">font-size</text:span><text:span text:style-name="T3">: </text:span><text:span text:style-name="T5">0.65rem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0d7dd</text:span><text:span text:style-name="T3">;</text:span></text:p>
      <text:p text:style-name="P3">  <text:span text:style-name="T2">border-radius</text:span><text:span text:style-name="T3">: </text:span><text:span text:style-name="T5">4px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2">}</text:p>
      <text:p text:style-name="P4"/>
      <text:p text:style-name="P1">/* Contenedor de botones - FUERA de filtros-fila-1 */</text:p>
      <text:p text:style-name="P2"><text:span text:style-name="T1">.botones-filtro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4px</text:span><text:span text:style-name="T3">;</text:span></text:p>
      <text:p text:style-name="P3">  <text:span text:style-name="T2">margin-left</text:span><text:span text:style-name="T3">: </text:span><text:span text:style-name="T4">auto</text:span><text:span text:style-name="T3">;  </text:span><text:span text:style-name="T8">/* ← AGREGAR: Empuja los botones a la derecha */</text:span></text:p>
      <text:p text:style-name="P3">  <text:span text:style-name="T2">flex-shrink</text:span><text:span text:style-name="T3">: </text:span><text:span text:style-name="T5">0</text:span><text:span text:style-name="T3">;</text:span></text:p>
      <text:p text:style-name="P3">  <text:span text:style-name="T2">white-space</text:span><text:span text:style-name="T3">: </text:span><text:span text:style-name="T4">nowrap</text:span><text:span text:style-name="T3">;</text:span></text:p>
      <text:p text:style-name="P2">}</text:p>
      <text:p text:style-name="P4"/>
      <text:p text:style-name="P2"><text:span text:style-name="T1">.botones-filtro</text:span> <text:span text:style-name="T1">button</text:span> {</text:p>
      <text:p text:style-name="P3">  <text:span text:style-name="T2">padding</text:span><text:span text:style-name="T3">: </text:span><text:span text:style-name="T5">6px</text:span><text:span text:style-name="T3"> </text:span><text:span text:style-name="T5">8px</text:span><text:span text:style-name="T3">;  </text:span><text:span text:style-name="T8">/* ← REDUCIR de 10px a 8px */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background-color</text:span><text:span text:style-name="T3">: </text:span><text:span text:style-name="T4">#0088fe</text:span><text:span text:style-name="T3">;</text:span></text:p>
      <text:p text:style-name="P3">  <text:span text:style-name="T2">color</text:span><text:span text:style-name="T3">: </text:span><text:span text:style-name="T4">white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0.85rem</text:span><text:span text:style-name="T3">;</text:span></text:p>
      <text:p text:style-name="P3">  <text:span text:style-name="T2">font-weight</text:span><text:span text:style-name="T3">: </text:span><text:span text:style-name="T5">600</text:span><text:span text:style-name="T3">;</text:span></text:p>
      <text:p text:style-name="P3">  <text:span text:style-name="T2">white-space</text:span><text:span text:style-name="T3">: </text:span><text:span text:style-name="T4">nowrap</text:span><text:span text:style-name="T3">;</text:span></text:p>
      <text:p text:style-name="P3">  <text:span text:style-name="T2">min-width</text:span><text:span text:style-name="T3">: </text:span><text:span text:style-name="T5">88px</text:span><text:span text:style-name="T3">;  </text:span><text:span text:style-name="T8">/* ← REDUCIR de 92px a 88px */</text:span></text:p>
      <text:p text:style-name="P3">  <text:span text:style-name="T2">height</text:span><text:span text:style-name="T3">: </text:span><text:span text:style-name="T5">38px</text:span><text:span text:style-name="T3">;</text:span></text:p>
      <text:p text:style-name="P2">}</text:p>
      <text:p text:style-name="P4"/>
      <text:p text:style-name="P2"><text:span text:style-name="T1">.botones-filtro</text:span> <text:span text:style-name="T1">button:hover</text:span> {</text:p>
      <text:p text:style-name="P3">  <text:span text:style-name="T2">background-color</text:span><text:span text:style-name="T3">: </text:span><text:span text:style-name="T4">#006fcb</text:span><text:span text:style-name="T3">;</text:span></text:p>
      <text:p text:style-name="P2">}</text:p>
      <text:p text:style-name="P4"/>
      <text:p text:style-name="P2"><text:span text:style-name="T1">.botones-filtro</text:span> <text:span text:style-name="T1">button:active</text:span> {</text:p>
      <text:p text:style-name="P3">  <text:span text:style-name="T2">transform</text:span><text:span text:style-name="T3">: </text:span><text:span text:style-name="T7">scale</text:span><text:span text:style-name="T3">(</text:span><text:span text:style-name="T5">0.98</text:span><text:span text:style-name="T3">);</text:span></text:p>
      <text:p text:style-name="P2">}</text:p>
      <text:p text:style-name="P4"/>
      <text:p text:style-name="P3"> <text:span text:style-name="T8">/* Si hay contenedor específico para botones */</text:span></text:p>
      <text:p text:style-name="P1">/* </text:p>
      <text:p text:style-name="P1">.filtros-botones-row {</text:p>
      <text:p text:style-name="P5">  <text:span text:style-name="T3">display: flex !important;</text:span></text:p>
      <text:p text:style-name="P5">  <text:span text:style-name="T3">flex-direction: row !important;</text:span></text:p>
      <text:p text:style-name="P5">  <text:span text:style-name="T3">gap: 4px !important;</text:span></text:p>
      <text:p text:style-name="P5">  <text:span text:style-name="T3">width: 100%;  /* ← VOLVER a 100% </text:span></text:p>
      <text:p text:style-name="P1">}*/</text:p>
      <text:p text:style-name="P1">/*</text:p>
      <text:p text:style-name="P5"><text:soft-page-break/>  <text:span text:style-name="T3">.filtros-botones-row button {</text:span></text:p>
      <text:p text:style-name="P5">    <text:span text:style-name="T3">flex: 1 !important;</text:span></text:p>
      <text:p text:style-name="P5">    <text:span text:style-name="T3">min-width: 0 !important;</text:span></text:p>
      <text:p text:style-name="P5">  <text:span text:style-name="T3">}</text:span></text:p>
      <text:p text:style-name="P1">*/</text:p>
      <text:p text:style-name="P4"/>
      <text:p text:style-name="P2"><text:span text:style-name="T1">.botones-filtro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6px</text:span><text:span text:style-name="T3">;</text:span></text:p>
      <text:p text:style-name="P3">  <text:span text:style-name="T2">flex-shrink</text:span><text:span text:style-name="T3">: </text:span><text:span text:style-name="T5">0</text:span><text:span text:style-name="T3">;</text:span></text:p>
      <text:p text:style-name="P3">  <text:span text:style-name="T2">white-space</text:span><text:span text:style-name="T3">: </text:span><text:span text:style-name="T4">nowrap</text:span><text:span text:style-name="T3">;</text:span></text:p>
      <text:p text:style-name="P3">  <text:span text:style-name="T2">margin</text:span><text:span text:style-name="T3">: </text:span><text:span text:style-name="T5">0</text:span><text:span text:style-name="T3"> </text:span><text:span text:style-name="T5">5px</text:span><text:span text:style-name="T3">;</text:span></text:p>
      <text:p text:style-name="P2">}</text:p>
      <text:p text:style-name="P6"/>
      <text:p text:style-name="P2"><text:span text:style-name="T1">.tabla-con-scroll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overflow</text:span><text:span text:style-name="T3">: </text:span><text:span text:style-name="T4">visible</text:span><text:span text:style-name="T3">;</text:span></text:p>
      <text:p text:style-name="P3">  <text:span text:style-name="T2">margin-bottom</text:span><text:span text:style-name="T3">: </text:span><text:span text:style-name="T5">6px</text:span><text:span text:style-name="T3">;</text:span></text:p>
      <text:p text:style-name="P2">}</text:p>
      <text:p text:style-name="P4"/>
      <text:p text:style-name="P2"><text:span text:style-name="T1">.lista-deudas</text:span> <text:span text:style-name="T1">table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order-collapse</text:span><text:span text:style-name="T3">: </text:span><text:span text:style-name="T4">collapse</text:span><text:span text:style-name="T3">;</text:span></text:p>
      <text:p text:style-name="P2">}</text:p>
      <text:p text:style-name="P4"/>
      <text:p text:style-name="P2"><text:span text:style-name="T1">.lista-deudas</text:span> <text:span text:style-name="T1">th</text:span> {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94a3b8</text:span><text:span text:style-name="T3">;</text:span></text:p>
      <text:p text:style-name="P3">  <text:span text:style-name="T2">background-color</text:span><text:span text:style-name="T3">: </text:span><text:span text:style-name="T4">#f8f9fa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2"><text:span text:style-name="T1">.lista-deudas</text:span> <text:span text:style-name="T1">td</text:span> {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94a3b8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1">/* Asegurar que la celda Acciones tenga todos sus bordes */</text:p>
      <text:p text:style-name="P2"><text:span text:style-name="T1">.lista-deudas</text:span> <text:span text:style-name="T1">th:last-child</text:span>,</text:p>
      <text:p text:style-name="P2"><text:span text:style-name="T1">.lista-deudas</text:span> <text:span text:style-name="T1">td:last-child</text:span> {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94a3b8</text:span><text:span text:style-name="T3"> </text:span><text:span text:style-name="T6">!important</text:span><text:span text:style-name="T3">;  </text:span><text:span text:style-name="T8">/* ← Fuerza todos los bordes */</text:span></text:p>
      <text:p text:style-name="P3">  <text:span text:style-name="T2">border-collapse</text:span><text:span text:style-name="T3">: </text:span><text:span text:style-name="T4">separate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Celdas de la columna Acciones (header y body) */</text:p>
      <text:p text:style-name="P2"><text:span text:style-name="T1">.lista-deudas</text:span> <text:span text:style-name="T1">th:nth-child</text:span>(<text:span text:style-name="T9">7</text:span>),</text:p>
      <text:p text:style-name="P2"><text:soft-page-break/><text:span text:style-name="T1">.lista-deudas</text:span> <text:span text:style-name="T1">td:nth-child</text:span>(<text:span text:style-name="T9">7</text:span>) {</text:p>
      <text:p text:style-name="P3">  <text:span text:style-name="T2">width</text:span><text:span text:style-name="T3">: </text:span><text:span text:style-name="T5">180px</text:span><text:span text:style-name="T3"> </text:span><text:span text:style-name="T6">!important</text:span><text:span text:style-name="T3">;</text:span></text:p>
      <text:p text:style-name="P3">  <text:span text:style-name="T2">min-width</text:span><text:span text:style-name="T3">: </text:span><text:span text:style-name="T5">180px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94a3b8</text:span><text:span text:style-name="T3"> </text:span><text:span text:style-name="T6">!important</text:span><text:span text:style-name="T3">;</text:span></text:p>
      <text:p text:style-name="P3">  <text:span text:style-name="T2">padding</text:span><text:span text:style-name="T3">: </text:span><text:span text:style-name="T5">8px</text:span><text:span text:style-name="T3"> </text:span><text:span text:style-name="T6">!important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 </text:span><text:span text:style-name="T6">!important</text:span><text:span text:style-name="T3">;</text:span></text:p>
      <text:p text:style-name="P3">  <text:span text:style-name="T2">vertical-align</text:span><text:span text:style-name="T3">: </text:span><text:span text:style-name="T4">middle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Contenedor de botones dentro de la celda */</text:p>
      <text:p text:style-name="P2"><text:span text:style-name="T1">.lista-deudas</text:span> <text:span text:style-name="T1">td.acciones</text:span> {</text:p>
      <text:p text:style-name="P3">  <text:span text:style-name="T2">display</text:span><text:span text:style-name="T3">: </text:span><text:span text:style-name="T4">flex</text:span><text:span text:style-name="T3"> </text:span><text:span text:style-name="T6">!important</text:span><text:span text:style-name="T3">;</text:span></text:p>
      <text:p text:style-name="P3">  <text:span text:style-name="T2">flex-direction</text:span><text:span text:style-name="T3">: </text:span><text:span text:style-name="T4">row</text:span><text:span text:style-name="T3"> </text:span><text:span text:style-name="T6">!important</text:span><text:span text:style-name="T3">;</text:span></text:p>
      <text:p text:style-name="P3">  <text:span text:style-name="T2">justify-content</text:span><text:span text:style-name="T3">: </text:span><text:span text:style-name="T4">center</text:span><text:span text:style-name="T3"> </text:span><text:span text:style-name="T6">!important</text:span><text:span text:style-name="T3">;</text:span></text:p>
      <text:p text:style-name="P3">  <text:span text:style-name="T2">align-items</text:span><text:span text:style-name="T3">: </text:span><text:span text:style-name="T4">center</text:span><text:span text:style-name="T3"> </text:span><text:span text:style-name="T6">!important</text:span><text:span text:style-name="T3">;</text:span></text:p>
      <text:p text:style-name="P3">  <text:span text:style-name="T2">gap</text:span><text:span text:style-name="T3">: </text:span><text:span text:style-name="T5">8px</text:span><text:span text:style-name="T3"> </text:span><text:span text:style-name="T6">!important</text:span><text:span text:style-name="T3">;</text:span></text:p>
      <text:p text:style-name="P3">  <text:span text:style-name="T2">flex-wrap</text:span><text:span text:style-name="T3">: </text:span><text:span text:style-name="T4">nowrap</text:span><text:span text:style-name="T3"> </text:span><text:span text:style-name="T6">!important</text:span><text:span text:style-name="T3">;</text:span></text:p>
      <text:p text:style-name="P3">  <text:span text:style-name="T2">padding</text:span><text:span text:style-name="T3">: </text:span><text:span text:style-name="T5">8px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94a3b8</text:span><text:span text:style-name="T3"> </text:span><text:span text:style-name="T6">!important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Botones dentro de Acciones */</text:p>
      <text:p text:style-name="P2"><text:span text:style-name="T1">.lista-deudas</text:span> <text:span text:style-name="T1">.acciones</text:span> <text:span text:style-name="T1">button</text:span> {</text:p>
      <text:p text:style-name="P3">  <text:span text:style-name="T2">margin</text:span><text:span text:style-name="T3">: </text:span><text:span text:style-name="T5">0</text:span><text:span text:style-name="T3"> </text:span><text:span text:style-name="T6">!important</text:span><text:span text:style-name="T3">;</text:span></text:p>
      <text:p text:style-name="P3">  <text:span text:style-name="T2">padding</text:span><text:span text:style-name="T3">: </text:span><text:span text:style-name="T5">6px</text:span><text:span text:style-name="T3"> </text:span><text:span text:style-name="T5">12px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 </text:span><text:span text:style-name="T6">!important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 </text:span><text:span text:style-name="T6">!important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 </text:span><text:span text:style-name="T6">!important</text:span><text:span text:style-name="T3">;</text:span></text:p>
      <text:p text:style-name="P3">  <text:span text:style-name="T2">font-size</text:span><text:span text:style-name="T3">: </text:span><text:span text:style-name="T5">0.8rem</text:span><text:span text:style-name="T3"> </text:span><text:span text:style-name="T6">!important</text:span><text:span text:style-name="T3">;</text:span></text:p>
      <text:p text:style-name="P3">  <text:span text:style-name="T2">color</text:span><text:span text:style-name="T3">: </text:span><text:span text:style-name="T4">#fff</text:span><text:span text:style-name="T3"> </text:span><text:span text:style-name="T6">!important</text:span><text:span text:style-name="T3">;</text:span></text:p>
      <text:p text:style-name="P3">  <text:span text:style-name="T2">flex-shrink</text:span><text:span text:style-name="T3">: </text:span><text:span text:style-name="T5">0</text:span><text:span text:style-name="T3"> </text:span><text:span text:style-name="T6">!important</text:span><text:span text:style-name="T3">;</text:span></text:p>
      <text:p text:style-name="P3">  <text:span text:style-name="T2">min-width</text:span><text:span text:style-name="T3">: </text:span><text:span text:style-name="T5">70px</text:span><text:span text:style-name="T3"> </text:span><text:span text:style-name="T6">!important</text:span><text:span text:style-name="T3">;</text:span></text:p>
      <text:p text:style-name="P3">  <text:span text:style-name="T2">white-space</text:span><text:span text:style-name="T3">: </text:span><text:span text:style-name="T4">nowrap</text:span><text:span text:style-name="T3"> </text:span><text:span text:style-name="T6">!important</text:span><text:span text:style-name="T3">;</text:span></text:p>
      <text:p text:style-name="P3">  <text:span text:style-name="T2">display</text:span><text:span text:style-name="T3">: </text:span><text:span text:style-name="T4">inline-block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Botón Editar (azul) */</text:p>
      <text:p text:style-name="P2"><text:span text:style-name="T1">.lista-deudas</text:span> <text:span text:style-name="T1">.acciones</text:span> <text:span text:style-name="T1">button:first-child</text:span> {</text:p>
      <text:p text:style-name="P3">  <text:span text:style-name="T2">background-color</text:span><text:span text:style-name="T3">: </text:span><text:span text:style-name="T4">#3399ff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2"><text:span text:style-name="T1">.lista-deudas</text:span> <text:span text:style-name="T1">.acciones</text:span> <text:span text:style-name="T1">button:first-child:hover:not</text:span>(<text:span text:style-name="T1">:disabled</text:span>) {</text:p>
      <text:p text:style-name="P3">  <text:span text:style-name="T2">background-color</text:span><text:span text:style-name="T3">: </text:span><text:span text:style-name="T4">#0077cc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Botón Eliminar (rojo) */</text:p>
      <text:p text:style-name="P2"><text:span text:style-name="T1">.lista-deudas</text:span> <text:span text:style-name="T1">.acciones</text:span> <text:span text:style-name="T1">button:last-child</text:span> {</text:p>
      <text:p text:style-name="P3">  <text:span text:style-name="T2">background-color</text:span><text:span text:style-name="T3">: </text:span><text:span text:style-name="T4">#ff4d4d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2"><text:soft-page-break/><text:span text:style-name="T1">.lista-deudas</text:span> <text:span text:style-name="T1">.acciones</text:span> <text:span text:style-name="T1">button:last-child:hover:not</text:span>(<text:span text:style-name="T1">:disabled</text:span>) {</text:p>
      <text:p text:style-name="P3">  <text:span text:style-name="T2">background-color</text:span><text:span text:style-name="T3">: </text:span><text:span text:style-name="T4">#cc0000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Botones deshabilitados */</text:p>
      <text:p text:style-name="P2"><text:span text:style-name="T1">.lista-deudas</text:span> <text:span text:style-name="T1">.acciones</text:span> <text:span text:style-name="T1">button:disabled</text:span> {</text:p>
      <text:p text:style-name="P3">  <text:span text:style-name="T2">background-color</text:span><text:span text:style-name="T3">: </text:span><text:span text:style-name="T4">#e0e0e0</text:span><text:span text:style-name="T3"> </text:span><text:span text:style-name="T6">!important</text:span><text:span text:style-name="T3">;</text:span></text:p>
      <text:p text:style-name="P3">  <text:span text:style-name="T2">color</text:span><text:span text:style-name="T3">: </text:span><text:span text:style-name="T4">#9e9e9e</text:span><text:span text:style-name="T3"> </text:span><text:span text:style-name="T6">!important</text:span><text:span text:style-name="T3">;</text:span></text:p>
      <text:p text:style-name="P3">  <text:span text:style-name="T2">cursor</text:span><text:span text:style-name="T3">: </text:span><text:span text:style-name="T4">not-allowed</text:span><text:span text:style-name="T3"> </text:span><text:span text:style-name="T6">!important</text:span><text:span text:style-name="T3">;</text:span></text:p>
      <text:p text:style-name="P3">  <text:span text:style-name="T2">opacity</text:span><text:span text:style-name="T3">: </text:span><text:span text:style-name="T5">0.6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bdbdbd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2"><text:span text:style-name="T1">.lista-deudas</text:span> <text:span text:style-name="T1">.acciones</text:span> <text:span text:style-name="T1">button:disabled:hover</text:span> {</text:p>
      <text:p text:style-name="P3">  <text:span text:style-name="T2">background-color</text:span><text:span text:style-name="T3">: </text:span><text:span text:style-name="T4">#e0e0e0</text:span><text:span text:style-name="T3"> </text:span><text:span text:style-name="T6">!important</text:span><text:span text:style-name="T3">;</text:span></text:p>
      <text:p text:style-name="P3">  <text:span text:style-name="T2">transform</text:span><text:span text:style-name="T3">: </text:span><text:span text:style-name="T4">none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✅ CÓDIGO CORREGIDO - Botones SIEMPRE en fila */</text:p>
      <text:p text:style-name="P2"><text:span text:style-name="T1">.acciones</text:span> {</text:p>
      <text:p text:style-name="P3">  <text:span text:style-name="T2">display</text:span><text:span text:style-name="T3">: </text:span><text:span text:style-name="T4">flex</text:span><text:span text:style-name="T3"> </text:span><text:span text:style-name="T6">!important</text:span><text:span text:style-name="T3">;</text:span></text:p>
      <text:p text:style-name="P3">  <text:span text:style-name="T2">flex-direction</text:span><text:span text:style-name="T3">: </text:span><text:span text:style-name="T4">row</text:span><text:span text:style-name="T3"> </text:span><text:span text:style-name="T6">!important</text:span><text:span text:style-name="T3">;</text:span></text:p>
      <text:p text:style-name="P3">  <text:span text:style-name="T2">gap</text:span><text:span text:style-name="T3">: </text:span><text:span text:style-name="T5">6px</text:span><text:span text:style-name="T3"> </text:span><text:span text:style-name="T6">!important</text:span><text:span text:style-name="T3">;</text:span></text:p>
      <text:p text:style-name="P3">  <text:span text:style-name="T2">justify-content</text:span><text:span text:style-name="T3">: </text:span><text:span text:style-name="T4">center</text:span><text:span text:style-name="T3"> </text:span><text:span text:style-name="T6">!important</text:span><text:span text:style-name="T3">;</text:span></text:p>
      <text:p text:style-name="P3">  <text:span text:style-name="T2">align-items</text:span><text:span text:style-name="T3">: </text:span><text:span text:style-name="T4">center</text:span><text:span text:style-name="T3"> </text:span><text:span text:style-name="T6">!important</text:span><text:span text:style-name="T3">;</text:span></text:p>
      <text:p text:style-name="P3">  <text:span text:style-name="T2">flex-wrap</text:span><text:span text:style-name="T3">: </text:span><text:span text:style-name="T4">nowrap</text:span><text:span text:style-name="T3"> </text:span><text:span text:style-name="T6">!important</text:span><text:span text:style-name="T3">;  </text:span><text:span text:style-name="T8">/* ← CLAVE: nunca permite que bajen a otra línea */</text:span></text:p>
      <text:p text:style-name="P3">  <text:span text:style-name="T2">white-space</text:span><text:span text:style-name="T3">: </text:span><text:span text:style-name="T4">nowrap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 </text:span><text:span text:style-name="T6">!important</text:span><text:span text:style-name="T3">;  </text:span><text:span text:style-name="T8">/* ← QUITAR cualquier borde del contenedor */</text:span></text:p>
      <text:p text:style-name="P3">  <text:span text:style-name="T2">padding</text:span><text:span text:style-name="T3">: </text:span><text:span text:style-name="T5">10px</text:span><text:span text:style-name="T3"> </text:span><text:span text:style-name="T6">!important</text:span><text:span text:style-name="T3">;  </text:span><text:span text:style-name="T8">/* ← Padding para que los botones no toquen los bordes */</text:span></text:p>
      <text:p text:style-name="P2">}</text:p>
      <text:p text:style-name="P4"/>
      <text:p text:style-name="P2"><text:span text:style-name="T1">.acciones</text:span> <text:span text:style-name="T1">button</text:span> {</text:p>
      <text:p text:style-name="P3">  <text:span text:style-name="T2">margin</text:span><text:span text:style-name="T3">: </text:span><text:span text:style-name="T5">0</text:span><text:span text:style-name="T3"> </text:span><text:span text:style-name="T6">!important</text:span><text:span text:style-name="T3">;  </text:span><text:span text:style-name="T8">/* ← Quitar margen, usar gap del contenedor */</text:span></text:p>
      <text:p text:style-name="P3">  <text:span text:style-name="T2">padding</text:span><text:span text:style-name="T3">: </text:span><text:span text:style-name="T5">6px</text:span><text:span text:style-name="T3"> </text:span><text:span text:style-name="T5">12px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 </text:span><text:span text:style-name="T6">!important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 </text:span><text:span text:style-name="T6">!important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 </text:span><text:span text:style-name="T6">!important</text:span><text:span text:style-name="T3">;</text:span></text:p>
      <text:p text:style-name="P3">  <text:span text:style-name="T2">font-size</text:span><text:span text:style-name="T3">: </text:span><text:span text:style-name="T5">0.8rem</text:span><text:span text:style-name="T3"> </text:span><text:span text:style-name="T6">!important</text:span><text:span text:style-name="T3">;</text:span></text:p>
      <text:p text:style-name="P3">  <text:span text:style-name="T2">color</text:span><text:span text:style-name="T3">: </text:span><text:span text:style-name="T4">#fff</text:span><text:span text:style-name="T3"> </text:span><text:span text:style-name="T6">!important</text:span><text:span text:style-name="T3">;</text:span></text:p>
      <text:p text:style-name="P3">  <text:span text:style-name="T2">flex-shrink</text:span><text:span text:style-name="T3">: </text:span><text:span text:style-name="T5">0</text:span><text:span text:style-name="T3"> </text:span><text:span text:style-name="T6">!important</text:span><text:span text:style-name="T3">;  </text:span><text:span text:style-name="T8">/* ← Evita que los botones se encojan */</text:span></text:p>
      <text:p text:style-name="P3">  <text:span text:style-name="T2">min-width</text:span><text:span text:style-name="T3">: </text:span><text:span text:style-name="T5">70px</text:span><text:span text:style-name="T3"> </text:span><text:span text:style-name="T6">!important</text:span><text:span text:style-name="T3">;  </text:span><text:span text:style-name="T8">/* ← Ancho mínimo garantizado */</text:span></text:p>
      <text:p text:style-name="P3">  <text:span text:style-name="T2">white-space</text:span><text:span text:style-name="T3">: </text:span><text:span text:style-name="T4">nowrap</text:span><text:span text:style-name="T3"> </text:span><text:span text:style-name="T6">!important</text:span><text:span text:style-name="T3">;  </text:span><text:span text:style-name="T8">/* ← Texto nunca baja a otra línea */</text:span></text:p>
      <text:p text:style-name="P3">  <text:span text:style-name="T2">box-shadow</text:span><text:span text:style-name="T3">: </text:span><text:span text:style-name="T4">none</text:span><text:span text:style-name="T3"> </text:span><text:span text:style-name="T6">!important</text:span><text:span text:style-name="T3">;  </text:span><text:span text:style-name="T8">/* ← Asegurar que no haya sombras raras */</text:span></text:p>
      <text:p text:style-name="P2">}</text:p>
      <text:p text:style-name="P4"/>
      <text:p text:style-name="P1">/* Botones deshabilitados - MISMO LAYOUT */</text:p>
      <text:p text:style-name="P2"><text:span text:style-name="T1">.acciones</text:span> <text:span text:style-name="T1">button:disabled</text:span> {</text:p>
      <text:p text:style-name="P3">  <text:span text:style-name="T2">background-color</text:span><text:span text:style-name="T3">: </text:span><text:span text:style-name="T4">#e0e0e0</text:span><text:span text:style-name="T3"> </text:span><text:span text:style-name="T6">!important</text:span><text:span text:style-name="T3">;</text:span></text:p>
      <text:p text:style-name="P3">  <text:span text:style-name="T2">color</text:span><text:span text:style-name="T3">: </text:span><text:span text:style-name="T4">#9e9e9e</text:span><text:span text:style-name="T3"> </text:span><text:span text:style-name="T6">!important</text:span><text:span text:style-name="T3">;</text:span></text:p>
      <text:p text:style-name="P3">  <text:span text:style-name="T2">cursor</text:span><text:span text:style-name="T3">: </text:span><text:span text:style-name="T4">not-allowed</text:span><text:span text:style-name="T3"> </text:span><text:span text:style-name="T6">!important</text:span><text:span text:style-name="T3">;</text:span></text:p>
      <text:p text:style-name="P3"><text:soft-page-break/>  <text:span text:style-name="T2">opacity</text:span><text:span text:style-name="T3">: </text:span><text:span text:style-name="T5">0.6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bdbdbd</text:span><text:span text:style-name="T3"> </text:span><text:span text:style-name="T6">!important</text:span><text:span text:style-name="T3">; </text:span><text:span text:style-name="T8">/* ← Este puede quedarse para los deshabilitados */</text:span></text:p>
      <text:p text:style-name="P3">  <text:span text:style-name="T8">/* ← HEREDAN flex-shrink: 0 y min-width del selector anterior */</text:span><text:span text:style-name="T3">  </text:span></text:p>
      <text:p text:style-name="P2">}</text:p>
      <text:p text:style-name="P4"/>
      <text:p text:style-name="P1">/* Hover en botón deshabilitado (sin cambios) */</text:p>
      <text:p text:style-name="P2"><text:span text:style-name="T1">.acciones</text:span> <text:span text:style-name="T1">button:disabled:hover</text:span> {</text:p>
      <text:p text:style-name="P3">  <text:span text:style-name="T2">background-color</text:span><text:span text:style-name="T3">: </text:span><text:span text:style-name="T4">#e0e0e0</text:span><text:span text:style-name="T3"> </text:span><text:span text:style-name="T6">!important</text:span><text:span text:style-name="T3">;</text:span></text:p>
      <text:p text:style-name="P3">  <text:span text:style-name="T2">transform</text:span><text:span text:style-name="T3">: </text:span><text:span text:style-name="T4">none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2"><text:span text:style-name="T1">.acciones</text:span> <text:span text:style-name="T1">button:first-child</text:span> {</text:p>
      <text:p text:style-name="P3">  <text:span text:style-name="T2">background-color</text:span><text:span text:style-name="T3">: </text:span><text:span text:style-name="T4">#3399ff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 </text:span><text:span text:style-name="T6">!important</text:span><text:span text:style-name="T3">;  </text:span><text:span text:style-name="T8">/* ← Reforzar: sin borde */</text:span></text:p>
      <text:p text:style-name="P2">}</text:p>
      <text:p text:style-name="P4"/>
      <text:p text:style-name="P2"><text:span text:style-name="T1">.acciones</text:span> <text:span text:style-name="T1">button:first-child:hover</text:span> {</text:p>
      <text:p text:style-name="P3">  <text:span text:style-name="T2">background-color</text:span><text:span text:style-name="T3">: </text:span><text:span text:style-name="T4">#0077cc</text:span><text:span text:style-name="T3">;</text:span></text:p>
      <text:p text:style-name="P2">}</text:p>
      <text:p text:style-name="P4"/>
      <text:p text:style-name="P2"><text:span text:style-name="T1">.acciones</text:span> <text:span text:style-name="T1">button:last-child</text:span> {</text:p>
      <text:p text:style-name="P3">  <text:span text:style-name="T2">background-color</text:span><text:span text:style-name="T3">: </text:span><text:span text:style-name="T4">#ff4d4d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 </text:span><text:span text:style-name="T6">!important</text:span><text:span text:style-name="T3">;  </text:span><text:span text:style-name="T8">/* ← Reforzar: sin borde */</text:span><text:span text:style-name="T3">  </text:span></text:p>
      <text:p text:style-name="P2">}</text:p>
      <text:p text:style-name="P4"/>
      <text:p text:style-name="P2"><text:span text:style-name="T1">.acciones</text:span> <text:span text:style-name="T1">button:last-child:hover</text:span> {</text:p>
      <text:p text:style-name="P3">  <text:span text:style-name="T2">background-color</text:span><text:span text:style-name="T3">: </text:span><text:span text:style-name="T4">#cc0000</text:span><text:span text:style-name="T3">;</text:span></text:p>
      <text:p text:style-name="P2">}</text:p>
      <text:p text:style-name="P4"/>
      <text:p text:style-name="P1">/* ESTILOS PARA PAGINACIÓN */</text:p>
      <text:p text:style-name="P2"><text:span text:style-name="T1">.paginacion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justify-content</text:span><text:span text:style-name="T3">: </text:span><text:span text:style-name="T4">center</text:span><text:span text:style-name="T3">;</text:span></text:p>
      <text:p text:style-name="P3">  <text:span text:style-name="T2">gap</text:span><text:span text:style-name="T3">: </text:span><text:span text:style-name="T5">10px</text:span><text:span text:style-name="T3">;</text:span></text:p>
      <text:p text:style-name="P3">  <text:span text:style-name="T2">margin-top</text:span><text:span text:style-name="T3">: </text:span><text:span text:style-name="T5">12px</text:span><text:span text:style-name="T3">;</text:span></text:p>
      <text:p text:style-name="P2">}</text:p>
      <text:p text:style-name="P4"/>
      <text:p text:style-name="P2"><text:span text:style-name="T1">.paginacion</text:span> <text:span text:style-name="T1">button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margin</text:span><text:span text:style-name="T3">: </text:span><text:span text:style-name="T5">0</text:span><text:span text:style-name="T3"> </text:span><text:span text:style-name="T5">5px</text:span><text:span text:style-name="T3">;</text:span></text:p>
      <text:p text:style-name="P3">  <text:span text:style-name="T2">padding</text:span><text:span text:style-name="T3">: </text:span><text:span text:style-name="T5">8px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background-color</text:span><text:span text:style-name="T3">: </text:span><text:span text:style-name="T4">#0088fe</text:span><text:span text:style-name="T3">;</text:span></text:p>
      <text:p text:style-name="P3">  <text:span text:style-name="T2">color</text:span><text:span text:style-name="T3">: </text:span><text:span text:style-name="T4">#fff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2"><text:span text:style-name="T1">.paginacion</text:span> <text:span text:style-name="T1">button:disabled</text:span> {</text:p>
      <text:p text:style-name="P3"><text:soft-page-break/>  <text:span text:style-name="T2">background-color</text:span><text:span text:style-name="T3">: </text:span><text:span text:style-name="T4">#ccc</text:span><text:span text:style-name="T3">;</text:span></text:p>
      <text:p text:style-name="P3">  <text:span text:style-name="T2">cursor</text:span><text:span text:style-name="T3">: </text:span><text:span text:style-name="T4">not-allowed</text:span><text:span text:style-name="T3">;</text:span></text:p>
      <text:p text:style-name="P2">}</text:p>
      <text:p text:style-name="P4"/>
      <text:p text:style-name="P2"><text:span text:style-name="T1">.paginacion</text:span> <text:span text:style-name="T1">button:hover:not</text:span>(<text:span text:style-name="T1">:disabled</text:span>) {</text:p>
      <text:p text:style-name="P3">  <text:span text:style-name="T2">background-color</text:span><text:span text:style-name="T3">: </text:span><text:span text:style-name="T4">#006fcb</text:span><text:span text:style-name="T3">;</text:span></text:p>
      <text:p text:style-name="P2">}</text:p>
      <text:p text:style-name="P4"/>
      <text:p text:style-name="P2"><text:span text:style-name="T1">.paginacion-info</text:span> {</text:p>
      <text:p text:style-name="P3">  <text:span text:style-name="T2">align-self</text:span><text:span text:style-name="T3">: </text:span><text:span text:style-name="T4">center</text:span><text:span text:style-name="T3">;</text:span></text:p>
      <text:p text:style-name="P2">}</text:p>
      <text:p text:style-name="P4"/>
      <text:p text:style-name="P1">/* Formulario de deuda */</text:p>
      <text:p text:style-name="P2"><text:span text:style-name="T1">.formulario-deuda</text:span> {</text:p>
      <text:p text:style-name="P3">  <text:span text:style-name="T2">flex</text:span><text:span text:style-name="T3">: </text:span><text:span text:style-name="T5">0.5</text:span><text:span text:style-name="T3">;</text:span></text:p>
      <text:p text:style-name="P3">  <text:span text:style-name="T2">min-width</text:span><text:span text:style-name="T3">: </text:span><text:span text:style-name="T5">250px</text:span><text:span text:style-name="T3">;</text:span></text:p>
      <text:p text:style-name="P3">  <text:span text:style-name="T2">background</text:span><text:span text:style-name="T3">: </text:span><text:span text:style-name="T7">linear-gradient</text:span><text:span text:style-name="T3">(</text:span><text:span text:style-name="T5">180deg</text:span><text:span text:style-name="T3">, </text:span><text:span text:style-name="T4">#1e293b</text:span><text:span text:style-name="T3"> </text:span><text:span text:style-name="T5">0%</text:span><text:span text:style-name="T3">, </text:span><text:span text:style-name="T4">#0f172a</text:span><text:span text:style-name="T3"> </text:span><text:span text:style-name="T5">100%</text:span><text:span text:style-name="T3">);</text:span></text:p>
      <text:p text:style-name="P3">  <text:span text:style-name="T2">padding</text:span><text:span text:style-name="T3">: </text:span><text:span text:style-name="T5">8.7px</text:span><text:span text:style-name="T3"> </text:span><text:span text:style-name="T5">18px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7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3</text:span><text:span text:style-name="T3">)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height</text:span><text:span text:style-name="T3">: </text:span><text:span text:style-name="T5">360px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2">}</text:p>
      <text:p text:style-name="P4"/>
      <text:p text:style-name="P2"><text:span text:style-name="T1">.formulario-deuda</text:span> <text:span text:style-name="T1">label</text:span> {</text:p>
      <text:p text:style-name="P3">  <text:span text:style-name="T2">display</text:span><text:span text:style-name="T3">: </text:span><text:span text:style-name="T4">block</text:span><text:span text:style-name="T3">;</text:span></text:p>
      <text:p text:style-name="P3">  <text:span text:style-name="T2">margin-bottom</text:span><text:span text:style-name="T3">: </text:span><text:span text:style-name="T5">6px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3">  <text:span text:style-name="T2">color</text:span><text:span text:style-name="T3">: </text:span><text:span text:style-name="T4">#ffffff</text:span><text:span text:style-name="T3">;</text:span></text:p>
      <text:p text:style-name="P2">}</text:p>
      <text:p text:style-name="P4"/>
      <text:p text:style-name="P2"><text:span text:style-name="T1">.formulario-deuda</text:span> <text:span text:style-name="T1">input</text:span>[<text:span text:style-name="T10">type</text:span><text:span text:style-name="T11">=</text:span><text:span text:style-name="T12">"text"</text:span>],</text:p>
      <text:p text:style-name="P2"><text:span text:style-name="T1">.formulario-deuda</text:span> <text:span text:style-name="T1">input</text:span>[<text:span text:style-name="T10">type</text:span><text:span text:style-name="T11">=</text:span><text:span text:style-name="T12">"number"</text:span>],</text:p>
      <text:p text:style-name="P2"><text:span text:style-name="T1">.formulario-deuda</text:span> <text:span text:style-name="T1">input</text:span>[<text:span text:style-name="T10">type</text:span><text:span text:style-name="T11">=</text:span><text:span text:style-name="T12">"date"</text:span>]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7">rgba</text:span><text:span text:style-name="T3">(</text:span><text:span text:style-name="T5">255</text:span><text:span text:style-name="T3">, </text:span><text:span text:style-name="T5">255</text:span><text:span text:style-name="T3">, </text:span><text:span text:style-name="T5">255</text:span><text:span text:style-name="T3">, </text:span><text:span text:style-name="T5">0.3</text:span><text:span text:style-name="T3">)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3">  <text:span text:style-name="T2">background-color</text:span><text:span text:style-name="T3">: </text:span><text:span text:style-name="T7">rgba</text:span><text:span text:style-name="T3">(</text:span><text:span text:style-name="T5">255</text:span><text:span text:style-name="T3">, </text:span><text:span text:style-name="T5">255</text:span><text:span text:style-name="T3">, </text:span><text:span text:style-name="T5">255</text:span><text:span text:style-name="T3">, </text:span><text:span text:style-name="T5">0.95</text:span><text:span text:style-name="T3">)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2">}</text:p>
      <text:p text:style-name="P4"/>
      <text:p text:style-name="P2"><text:span text:style-name="T1">.formulario-deuda</text:span> <text:span text:style-name="T1">input:focus</text:span> {</text:p>
      <text:p text:style-name="P3">  <text:span text:style-name="T2">outline</text:span><text:span text:style-name="T3">: </text:span><text:span text:style-name="T4">none</text:span><text:span text:style-name="T3">;</text:span></text:p>
      <text:p text:style-name="P3">  <text:span text:style-name="T2">border-color</text:span><text:span text:style-name="T3">: </text:span><text:span text:style-name="T7">rgba</text:span><text:span text:style-name="T3">(</text:span><text:span text:style-name="T5">255</text:span><text:span text:style-name="T3">, </text:span><text:span text:style-name="T5">255</text:span><text:span text:style-name="T3">, </text:span><text:span text:style-name="T5">255</text:span><text:span text:style-name="T3">, </text:span><text:span text:style-name="T5">0.6</text:span><text:span text:style-name="T3">)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0</text:span><text:span text:style-name="T3"> </text:span><text:span text:style-name="T5">0</text:span><text:span text:style-name="T3"> </text:span><text:span text:style-name="T5">3px</text:span><text:span text:style-name="T3"> </text:span><text:span text:style-name="T7">rgba</text:span><text:span text:style-name="T3">(</text:span><text:span text:style-name="T5">255</text:span><text:span text:style-name="T3">, </text:span><text:span text:style-name="T5">255</text:span><text:span text:style-name="T3">, </text:span><text:span text:style-name="T5">255</text:span><text:span text:style-name="T3">, </text:span><text:span text:style-name="T5">0.1</text:span><text:span text:style-name="T3">);</text:span></text:p>
      <text:p text:style-name="P2">}</text:p>
      <text:p text:style-name="P4"><text:soft-page-break/></text:p>
      <text:p text:style-name="P2"><text:span text:style-name="T1">.formulario-deuda</text:span> <text:span text:style-name="T1">button</text:span> {</text:p>
      <text:p text:style-name="P3">  <text:span text:style-name="T2">margin-top</text:span><text:span text:style-name="T3">: </text:span><text:span text:style-name="T5">10px</text:span><text:span text:style-name="T3">;</text:span></text:p>
      <text:p text:style-name="P3">  <text:span text:style-name="T2">padding</text:span><text:span text:style-name="T3">: </text:span><text:span text:style-name="T5">12px</text:span><text:span text:style-name="T3">;</text:span>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ackground-color</text:span><text:span text:style-name="T3">: </text:span><text:span text:style-name="T4">#0088fe</text:span><text:span text:style-name="T3">;</text:span></text:p>
      <text:p text:style-name="P3">  <text:span text:style-name="T2">color</text:span><text:span text:style-name="T3">: </text:span><text:span text:style-name="T4">white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2">}</text:p>
      <text:p text:style-name="P4"/>
      <text:p text:style-name="P2"><text:span text:style-name="T1">.formulario-deuda</text:span> <text:span text:style-name="T1">button:hover</text:span> {</text:p>
      <text:p text:style-name="P3">  <text:span text:style-name="T2">background-color</text:span><text:span text:style-name="T3">: </text:span><text:span text:style-name="T4">#006fcb</text:span><text:span text:style-name="T3">;</text:span></text:p>
      <text:p text:style-name="P2">}</text:p>
      <text:p text:style-name="P4"/>
      <text:p text:style-name="P2"><text:span text:style-name="T1">.spinner</text:span> {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color</text:span><text:span text:style-name="T3">: </text:span><text:span text:style-name="T4">#0088fe</text:span><text:span text:style-name="T3">;</text:span></text:p>
      <text:p text:style-name="P3">  <text:span text:style-name="T2">margin</text:span><text:span text:style-name="T3">: </text:span><text:span text:style-name="T5">15px</text:span><text:span text:style-name="T3"> </text:span><text:span text:style-name="T5">0</text:span><text:span text:style-name="T3">;</text:span></text:p>
      <text:p text:style-name="P2">}</text:p>
      <text:p text:style-name="P4"/>
      <text:p text:style-name="P1">/* Barra de estado */</text:p>
      <text:p text:style-name="P2"><text:span text:style-name="T1">.barra-estado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padding</text:span><text:span text:style-name="T3">: </text:span><text:span text:style-name="T5">10px</text:span><text:span text:style-name="T3"> </text:span><text:span text:style-name="T5">14px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background</text:span><text:span text:style-name="T3">: </text:span><text:span text:style-name="T7">linear-gradient</text:span><text:span text:style-name="T3">(</text:span><text:span text:style-name="T5">135deg</text:span><text:span text:style-name="T3">, </text:span><text:span text:style-name="T7">rgba</text:span><text:span text:style-name="T3">(</text:span><text:span text:style-name="T5">30</text:span><text:span text:style-name="T3">, </text:span><text:span text:style-name="T5">41</text:span><text:span text:style-name="T3">, </text:span><text:span text:style-name="T5">59</text:span><text:span text:style-name="T3">, </text:span><text:span text:style-name="T5">0.06</text:span><text:span text:style-name="T3">) </text:span><text:span text:style-name="T5">0%</text:span><text:span text:style-name="T3">, </text:span><text:span text:style-name="T7">rgba</text:span><text:span text:style-name="T3">(</text:span><text:span text:style-name="T5">15</text:span><text:span text:style-name="T3">, </text:span><text:span text:style-name="T5">23</text:span><text:span text:style-name="T3">, </text:span><text:span text:style-name="T5">42</text:span><text:span text:style-name="T3">, </text:span><text:span text:style-name="T5">0.09</text:span><text:span text:style-name="T3">) </text:span><text:span text:style-name="T5">100%</text:span><text:span text:style-name="T3">);</text:span></text:p>
      <text:p text:style-name="P3">  <text:span text:style-name="T2">color</text:span><text:span text:style-name="T3">: </text:span><text:span text:style-name="T4">#111827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3">  <text:span text:style-name="T2">font-weight</text:span><text:span text:style-name="T3">: </text:span><text:span text:style-name="T5">600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8px</text:span><text:span text:style-name="T3"> </text:span><text:span text:style-name="T7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08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7">rgba</text:span><text:span text:style-name="T3">(</text:span><text:span text:style-name="T5">30</text:span><text:span text:style-name="T3">, </text:span><text:span text:style-name="T5">41</text:span><text:span text:style-name="T3">, </text:span><text:span text:style-name="T5">59</text:span><text:span text:style-name="T3">, </text:span><text:span text:style-name="T5">0.15</text:span><text:span text:style-name="T3">)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3">  <text:span text:style-name="T2">margin-top</text:span><text:span text:style-name="T3">: </text:span><text:span text:style-name="T5">3px</text:span><text:span text:style-name="T3">;</text:span></text:p>
      <text:p text:style-name="P3">  <text:span text:style-name="T2">margin-bottom</text:span><text:span text:style-name="T3">: </text:span><text:span text:style-name="T5">10px</text:span><text:span text:style-name="T3">;</text:span></text:p>
      <text:p text:style-name="P2">}</text:p>
      <text:p text:style-name="P4"/>
      <text:p text:style-name="P1">/* Contenedor interior: distribuye en 3 zonas */</text:p>
      <text:p text:style-name="P2"><text:span text:style-name="T1">.estado-contenido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justify-content</text:span><text:span text:style-name="T3">: </text:span><text:span text:style-name="T4">space-between</text:span><text:span text:style-name="T3">;</text:span></text:p>
      <text:p text:style-name="P3">  <text:span text:style-name="T2">align-items</text:span><text:span text:style-name="T3">: </text:span><text:span text:style-name="T4">center</text:span><text:span text:style-name="T3">;</text:span>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gap</text:span><text:span text:style-name="T3">: </text:span><text:span text:style-name="T5">10px</text:span><text:span text:style-name="T3">;</text:span></text:p>
      <text:p text:style-name="P2">}</text:p>
      <text:p text:style-name="P4"/>
      <text:p text:style-name="P1">/* IZQUIERDA: Contador + mensajes de tabla */</text:p>
      <text:p text:style-name="P2"><text:soft-page-break/><text:span text:style-name="T1">.estado-izquierda</text:span> {</text:p>
      <text:p text:style-name="P3">  <text:span text:style-name="T2">text-align</text:span><text:span text:style-name="T3">: </text:span><text:span text:style-name="T4">left</text:span><text:span text:style-name="T3">;</text:span></text:p>
      <text:p text:style-name="P3">  <text:span text:style-name="T2">color</text:span><text:span text:style-name="T3">: </text:span><text:span text:style-name="T4">#374151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3">  <text:span text:style-name="T2">font-weight</text:span><text:span text:style-name="T3">: </text:span><text:span text:style-name="T5">500</text:span><text:span text:style-name="T3">;</text:span>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align-items</text:span><text:span text:style-name="T3">: </text:span><text:span text:style-name="T4">center</text:span><text:span text:style-name="T3">;</text:span></text:p>
      <text:p text:style-name="P3">  <text:span text:style-name="T2">gap</text:span><text:span text:style-name="T3">: </text:span><text:span text:style-name="T5">5px</text:span><text:span text:style-name="T3">;</text:span>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min-width</text:span><text:span text:style-name="T3">: </text:span><text:span text:style-name="T5">0</text:span><text:span text:style-name="T3">;</text:span></text:p>
      <text:p text:style-name="P2">}</text:p>
      <text:p text:style-name="P4"/>
      <text:p text:style-name="P2"><text:span text:style-name="T1">.estado-contador</text:span> {</text:p>
      <text:p text:style-name="P3">  <text:span text:style-name="T2">color</text:span><text:span text:style-name="T3">: </text:span><text:span text:style-name="T4">#374151</text:span><text:span text:style-name="T3">;</text:span></text:p>
      <text:p text:style-name="P2">}</text:p>
      <text:p text:style-name="P4"/>
      <text:p text:style-name="P1">/* CENTRO: Mensaje neutro */</text:p>
      <text:p text:style-name="P2"><text:span text:style-name="T1">.estado-centro</text:span> {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lex-shrink</text:span><text:span text:style-name="T3">: </text:span><text:span text:style-name="T5">0</text:span><text:span text:style-name="T3">;</text:span></text:p>
      <text:p text:style-name="P2">}</text:p>
      <text:p text:style-name="P4"/>
      <text:p text:style-name="P1">/* DERECHA: Mensajes de formulario */</text:p>
      <text:p text:style-name="P2"><text:span text:style-name="T1">.estado-derecha</text:span> {</text:p>
      <text:p text:style-name="P3">  <text:span text:style-name="T2">text-align</text:span><text:span text:style-name="T3">: </text:span><text:span text:style-name="T4">right</text:span><text:span text:style-name="T3">;</text:span>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justify-content</text:span><text:span text:style-name="T3">: </text:span><text:span text:style-name="T4">flex-end</text:span><text:span text:style-name="T3">;</text:span></text:p>
      <text:p text:style-name="P3">  <text:span text:style-name="T2">align-items</text:span><text:span text:style-name="T3">: </text:span><text:span text:style-name="T4">center</text:span><text:span text:style-name="T3">;</text:span></text:p>
      <text:p text:style-name="P3">  <text:span text:style-name="T2">gap</text:span><text:span text:style-name="T3">: </text:span><text:span text:style-name="T5">8px</text:span><text:span text:style-name="T3">;</text:span>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min-width</text:span><text:span text:style-name="T3">: </text:span><text:span text:style-name="T5">0</text:span><text:span text:style-name="T3">;</text:span></text:p>
      <text:p text:style-name="P2">}</text:p>
      <text:p text:style-name="P4"/>
      <text:p text:style-name="P1">/* Colores de mensajes */</text:p>
      <text:p text:style-name="P2"><text:span text:style-name="T1">.barra-estado</text:span> <text:span text:style-name="T1">.mensaje-exito</text:span> { <text:span text:style-name="T10">color</text:span>: <text:span text:style-name="T12">#1a7f2e</text:span>; }</text:p>
      <text:p text:style-name="P2"><text:span text:style-name="T1">.barra-estado</text:span> <text:span text:style-name="T1">.mensaje-error</text:span> { <text:span text:style-name="T10">color</text:span>: <text:span text:style-name="T12">#c53030</text:span>; }</text:p>
      <text:p text:style-name="P2"><text:span text:style-name="T1">.barra-estado</text:span> <text:span text:style-name="T1">.mensaje-neutro</text:span> { <text:span text:style-name="T10">color</text:span>: <text:span text:style-name="T12">#4b5563</text:span>; }</text:p>
      <text:p text:style-name="P4"/>
      <text:p text:style-name="P1">/* Compactar filas y celdas (más espacio para filas) */</text:p>
      <text:p text:style-name="P2"><text:span text:style-name="T1">.registrar-deuda-container</text:span> <text:span text:style-name="T1">.lista-deudas</text:span> <text:span text:style-name="T1">table</text:span> <text:span text:style-name="T1">th</text:span>,</text:p>
      <text:p text:style-name="P2"><text:span text:style-name="T1">.registrar-deuda-container</text:span> <text:span text:style-name="T1">.lista-deudas</text:span> <text:span text:style-name="T1">table</text:span> <text:span text:style-name="T1">td</text:span> { </text:p>
      <text:p text:style-name="P3">  <text:span text:style-name="T2">padding</text:span><text:span text:style-name="T3">: </text:span><text:span text:style-name="T5">3px</text:span><text:span text:style-name="T3"> </text:span><text:span text:style-name="T5">6px</text:span><text:span text:style-name="T3"> </text:span><text:span text:style-name="T6">!important</text:span><text:span text:style-name="T3">;  </text:span><text:span text:style-name="T8">/* Reducir de 4px 8px a 3px 6px */</text:span></text:p>
      <text:p text:style-name="P3">  <text:span text:style-name="T2">font-size</text:span><text:span text:style-name="T3">: </text:span><text:span text:style-name="T5">0.9rem</text:span><text:span text:style-name="T3">;           </text:span><text:span text:style-name="T8">/* Reducir fuente de 0.95rem a 0.9rem */</text:span></text:p>
      <text:p text:style-name="P3">  <text:span text:style-name="T2">line-height</text:span><text:span text:style-name="T3">: </text:span><text:span text:style-name="T5">1.1</text:span><text:span text:style-name="T3">;</text:span></text:p>
      <text:p text:style-name="P2">}</text:p>
      <text:p text:style-name="P4"/>
      <text:p text:style-name="P1">/* Forzar altura de fila (opcional: ajustá si hace falta) */</text:p>
      <text:p text:style-name="P2"><text:span text:style-name="T1">.registrar-deuda-container</text:span> <text:span text:style-name="T1">.lista-deudas</text:span> <text:span text:style-name="T1">table</text:span> <text:span text:style-name="T1">tbody</text:span> <text:span text:style-name="T1">tr</text:span> {</text:p>
      <text:p text:style-name="P3">  <text:span text:style-name="T2">height</text:span><text:span text:style-name="T3">: </text:span><text:span text:style-name="T5">46px</text:span><text:span text:style-name="T3">;</text:span></text:p>
      <text:p text:style-name="P2">}</text:p>
      <text:p text:style-name="P4"/>
      <text:p text:style-name="P1"><text:soft-page-break/>/* Ajustes menores: reducir espacios arriba/abajo */</text:p>
      <text:p text:style-name="P2"><text:span text:style-name="T1">.registrar-deuda-container</text:span> <text:span text:style-name="T1">.lista-deudas</text:span> <text:span text:style-name="T1">h2</text:span> { <text:span text:style-name="T10">margin-bottom</text:span>: <text:span text:style-name="T9">6px</text:span>; }</text:p>
      <text:p text:style-name="P2"><text:span text:style-name="T1">.registrar-deuda-container</text:span> <text:span text:style-name="T1">.filtros-container</text:span> { <text:span text:style-name="T10">margin-bottom</text:span>: <text:span text:style-name="T9">6px</text:span>; <text:span text:style-name="T10">gap</text:span>: <text:span text:style-name="T9">8px</text:span>; }</text:p>
      <text:p text:style-name="P4"/>
      <text:p text:style-name="P1">/* Estilos para estados de deudas */</text:p>
      <text:p text:style-name="P2"><text:span text:style-name="T1">.estado-pagado</text:span> {</text:p>
      <text:p text:style-name="P3">  <text:span text:style-name="T2">color</text:span><text:span text:style-name="T3">: </text:span><text:span text:style-name="T4">#28a745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2">}</text:p>
      <text:p text:style-name="P4"/>
      <text:p text:style-name="P2"><text:span text:style-name="T1">.estado-pendiente</text:span> {</text:p>
      <text:p text:style-name="P3">  <text:span text:style-name="T2">color</text:span><text:span text:style-name="T3">: </text:span><text:span text:style-name="T4">#dc3545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2">}</text:p>
      <text:p text:style-name="P4"/>
      <text:p text:style-name="P1">/* Estilos para las fechas en dos columnas */</text:p>
      <text:p text:style-name="P2"><text:span text:style-name="T1">.fechas-container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10px</text:span><text:span text:style-name="T3">;</text:span></text:p>
      <text:p text:style-name="P3">  <text:span text:style-name="T2">margin-bottom</text:span><text:span text:style-name="T3">: </text:span><text:span text:style-name="T5">6px</text:span><text:span text:style-name="T3">;</text:span></text:p>
      <text:p text:style-name="P2">}</text:p>
      <text:p text:style-name="P4"/>
      <text:p text:style-name="P2"><text:span text:style-name="T1">.fecha-input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2">}</text:p>
      <text:p text:style-name="P4"/>
      <text:p text:style-name="P2"><text:span text:style-name="T1">.fecha-input</text:span> <text:span text:style-name="T1">label</text:span> {</text:p>
      <text:p text:style-name="P3">  <text:span text:style-name="T2">display</text:span><text:span text:style-name="T3">: </text:span><text:span text:style-name="T4">block</text:span><text:span text:style-name="T3">;</text:span></text:p>
      <text:p text:style-name="P3">  <text:span text:style-name="T2">margin-bottom</text:span><text:span text:style-name="T3">: </text:span><text:span text:style-name="T5">6px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3">  <text:span text:style-name="T2">color</text:span><text:span text:style-name="T3">: </text:span><text:span text:style-name="T4">#ffffff</text:span><text:span text:style-name="T3">;  </text:span><text:span text:style-name="T8">/* ← CAMBIO: de #333 a #ffffff (blanco) */</text:span></text:p>
      <text:p text:style-name="P2">}</text:p>
      <text:p text:style-name="P4"/>
      <text:p text:style-name="P2"><text:span text:style-name="T1">.fecha-input</text:span> <text:span text:style-name="T1">input</text:span>[<text:span text:style-name="T10">type</text:span><text:span text:style-name="T11">=</text:span><text:span text:style-name="T12">"date"</text:span>]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2">}</text:p>
      <text:p text:style-name="P4"/>
      <text:p text:style-name="P1">/* Agregar estilos para el combo deshabilitado */</text:p>
      <text:p text:style-name="P2"><text:span text:style-name="T1">.filtro-select-estado:disabled</text:span> {</text:p>
      <text:p text:style-name="P3">  <text:span text:style-name="T2">background-color</text:span><text:span text:style-name="T3">: </text:span><text:span text:style-name="T4">#f5f5f5</text:span><text:span text:style-name="T3">;</text:span></text:p>
      <text:p text:style-name="P3">  <text:span text:style-name="T2">color</text:span><text:span text:style-name="T3">: </text:span><text:span text:style-name="T4">#999</text:span><text:span text:style-name="T3">;</text:span></text:p>
      <text:p text:style-name="P3">  <text:span text:style-name="T2">cursor</text:span><text:span text:style-name="T3">: </text:span><text:span text:style-name="T4">not-allowed</text:span><text:span text:style-name="T3">;</text:span></text:p>
      <text:p text:style-name="P3">  <text:span text:style-name="T2">opacity</text:span><text:span text:style-name="T3">: </text:span><text:span text:style-name="T5">0.6</text:span><text:span text:style-name="T3">;</text:span></text:p>
      <text:p text:style-name="P2">}</text:p>
      <text:p text:style-name="P4"/>
      <text:p text:style-name="P1"><text:soft-page-break/>/* 🔹 ESTILOS ADICIONALES PARA EL SELECT DE DESCRIPCIONES - AGREGAR AL FINAL DE RegistrarDeuda.css */</text:p>
      <text:p text:style-name="P4"/>
      <text:p text:style-name="P1">/* Select de descripción - uniforme con los inputs existentes */</text:p>
      <text:p text:style-name="P2"><text:span text:style-name="T1">.formulario-deuda</text:span> <text:span text:style-name="T1">select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3">  <text:span text:style-name="T2">background-color</text:span><text:span text:style-name="T3">: </text:span><text:span text:style-name="T4">#fff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8">/* Altura específica para que coincida con los inputs */</text:span></text:p>
      <text:p text:style-name="P3">  <text:span text:style-name="T2">height</text:span><text:span text:style-name="T3">: </text:span><text:span text:style-name="T5">42px</text:span><text:span text:style-name="T3">; </text:span><text:span text:style-name="T8">/* Mismo alto que los inputs (padding + font-size + border) */</text:span></text:p>
      <text:p text:style-name="P2">}</text:p>
      <text:p text:style-name="P4"/>
      <text:p text:style-name="P1">/* Select hover - efecto visual */</text:p>
      <text:p text:style-name="P2"><text:span text:style-name="T1">.formulario-deuda</text:span> <text:span text:style-name="T1">select:hover</text:span> {</text:p>
      <text:p text:style-name="P3">  <text:span text:style-name="T2">border-color</text:span><text:span text:style-name="T3">: </text:span><text:span text:style-name="T4">#0088fe</text:span><text:span text:style-name="T3">;</text:span></text:p>
      <text:p text:style-name="P2">}</text:p>
      <text:p text:style-name="P4"/>
      <text:p text:style-name="P1">/* Select focus - consistente con el diseño */</text:p>
      <text:p text:style-name="P2"><text:span text:style-name="T1">.formulario-deuda</text:span> <text:span text:style-name="T1">select:focus</text:span> {</text:p>
      <text:p text:style-name="P3">  <text:span text:style-name="T2">outline</text:span><text:span text:style-name="T3">: </text:span><text:span text:style-name="T4">none</text:span><text:span text:style-name="T3">;</text:span></text:p>
      <text:p text:style-name="P3">  <text:span text:style-name="T2">border-color</text:span><text:span text:style-name="T3">: </text:span><text:span text:style-name="T4">#0088fe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0</text:span><text:span text:style-name="T3"> </text:span><text:span text:style-name="T5">0</text:span><text:span text:style-name="T3"> </text:span><text:span text:style-name="T5">2px</text:span><text:span text:style-name="T3"> </text:span><text:span text:style-name="T7">rgba</text:span><text:span text:style-name="T3">(</text:span><text:span text:style-name="T5">0</text:span><text:span text:style-name="T3">, </text:span><text:span text:style-name="T5">136</text:span><text:span text:style-name="T3">, </text:span><text:span text:style-name="T5">254</text:span><text:span text:style-name="T3">, </text:span><text:span text:style-name="T5">0.1</text:span><text:span text:style-name="T3">);</text:span></text:p>
      <text:p text:style-name="P2">}</text:p>
      <text:p text:style-name="P4"/>
      <text:p text:style-name="P1">/* Select deshabilitado - para modo edición */</text:p>
      <text:p text:style-name="P2"><text:span text:style-name="T1">.formulario-deuda</text:span> <text:span text:style-name="T1">select:disabled</text:span> {</text:p>
      <text:p text:style-name="P3">  <text:span text:style-name="T2">background-color</text:span><text:span text:style-name="T3">: </text:span><text:span text:style-name="T4">#f8f9fa</text:span><text:span text:style-name="T3">;</text:span></text:p>
      <text:p text:style-name="P3">  <text:span text:style-name="T2">color</text:span><text:span text:style-name="T3">: </text:span><text:span text:style-name="T4">#6c757d</text:span><text:span text:style-name="T3">;</text:span></text:p>
      <text:p text:style-name="P3">  <text:span text:style-name="T2">cursor</text:span><text:span text:style-name="T3">: </text:span><text:span text:style-name="T4">not-allowed</text:span><text:span text:style-name="T3">;</text:span></text:p>
      <text:p text:style-name="P3">  <text:span text:style-name="T2">border-color</text:span><text:span text:style-name="T3">: </text:span><text:span text:style-name="T4">#dee2e6</text:span><text:span text:style-name="T3">;</text:span></text:p>
      <text:p text:style-name="P2">}</text:p>
      <text:p text:style-name="P4"/>
      <text:p text:style-name="P1">/* Opciones del select */</text:p>
      <text:p text:style-name="P2"><text:span text:style-name="T1">.formulario-deuda</text:span> <text:span text:style-name="T1">select</text:span> <text:span text:style-name="T1">option</text:span> {</text:p>
      <text:p text:style-name="P3">  <text:span text:style-name="T2">padding</text:span><text:span text:style-name="T3">: </text:span><text:span text:style-name="T5">8px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3">  <text:span text:style-name="T2">background-color</text:span><text:span text:style-name="T3">: </text:span><text:span text:style-name="T4">#fff</text:span><text:span text:style-name="T3">;</text:span></text:p>
      <text:p text:style-name="P2">}</text:p>
      <text:p text:style-name="P4"/>
      <text:p text:style-name="P1">/* Texto pequeño informativo */</text:p>
      <text:p text:style-name="P2"><text:span text:style-name="T1">.formulario-deuda</text:span> <text:span text:style-name="T1">small</text:span> {</text:p>
      <text:p text:style-name="P3">  <text:span text:style-name="T2">font-size</text:span><text:span text:style-name="T3">: </text:span><text:span text:style-name="T5">0.85rem</text:span><text:span text:style-name="T3">;</text:span></text:p>
      <text:p text:style-name="P3">  <text:span text:style-name="T2">color</text:span><text:span text:style-name="T3">: </text:span><text:span text:style-name="T4">#666</text:span><text:span text:style-name="T3">;</text:span></text:p>
      <text:p text:style-name="P3">  <text:span text:style-name="T2">font-weight</text:span><text:span text:style-name="T3">: </text:span><text:span text:style-name="T4">normal</text:span><text:span text:style-name="T3">;</text:span></text:p>
      <text:p text:style-name="P3"><text:soft-page-break/>  <text:span text:style-name="T2">font-style</text:span><text:span text:style-name="T3">: </text:span><text:span text:style-name="T4">italic</text:span><text:span text:style-name="T3">;</text:span></text:p>
      <text:p text:style-name="P2">}</text:p>
      <text:p text:style-name="P4"/>
      <text:p text:style-name="P1">/* OPCIONAL: Si quieres personalizar la flecha del select */</text:p>
      <text:p text:style-name="P2"><text:span text:style-name="T1">.formulario-deuda</text:span> <text:span text:style-name="T1">select</text:span> {</text:p>
      <text:p text:style-name="P3">  <text:span text:style-name="T8">/* Quitar la flecha por defecto del navegador */</text:span></text:p>
      <text:p text:style-name="P3">  <text:span text:style-name="T2">-webkit-appearance</text:span><text:span text:style-name="T3">: </text:span><text:span text:style-name="T4">none</text:span><text:span text:style-name="T3">;</text:span></text:p>
      <text:p text:style-name="P3">  <text:span text:style-name="T2">-moz-appearance</text:span><text:span text:style-name="T3">: </text:span><text:span text:style-name="T4">none</text:span><text:span text:style-name="T3">;</text:span></text:p>
      <text:p text:style-name="P3">  <text:span text:style-name="T2">appearance</text:span><text:span text:style-name="T3">: </text:span><text:span text:style-name="T4">none</text:span><text:span text:style-name="T3">;</text:span></text:p>
      <text:p text:style-name="P3">  </text:p>
      <text:p text:style-name="P3">  <text:span text:style-name="T8">/* Agregar flecha personalizada */</text:span></text:p>
      <text:p text:style-name="P3">  <text:span text:style-name="T2">background-image</text:span><text:span text:style-name="T3">: </text:span><text:span text:style-name="T7">url</text:span><text:span text:style-name="T3">(</text:span><text:span text:style-name="T4">"data:image/svg+xml;charset=UTF-8,%3csvg xmlns='http://www.w3.org/2000/svg' viewBox='0 0 24 24' fill='none' stroke='currentColor' stroke-width='2' stroke-linecap='round' stroke-linejoin='round'%3e%3cpolyline points='6,9 12,15 18,9'%3e%3c/polyline%3e%3c/svg%3e"</text:span><text:span text:style-name="T3">);</text:span></text:p>
      <text:p text:style-name="P3">  <text:span text:style-name="T2">background-repeat</text:span><text:span text:style-name="T3">: </text:span><text:span text:style-name="T4">no-repeat</text:span><text:span text:style-name="T3">;</text:span></text:p>
      <text:p text:style-name="P3">  <text:span text:style-name="T2">background-position</text:span><text:span text:style-name="T3">: </text:span><text:span text:style-name="T4">right</text:span><text:span text:style-name="T3"> </text:span><text:span text:style-name="T5">10px</text:span><text:span text:style-name="T3"> </text:span><text:span text:style-name="T4">center</text:span><text:span text:style-name="T3">;</text:span></text:p>
      <text:p text:style-name="P3">  <text:span text:style-name="T2">background-size</text:span><text:span text:style-name="T3">: </text:span><text:span text:style-name="T5">16px</text:span><text:span text:style-name="T3">;</text:span></text:p>
      <text:p text:style-name="P3">  <text:span text:style-name="T2">padding-right</text:span><text:span text:style-name="T3">: </text:span><text:span text:style-name="T5">35px</text:span><text:span text:style-name="T3">; </text:span><text:span text:style-name="T8">/* Espacio para la flecha */</text:span></text:p>
      <text:p text:style-name="P2">}</text:p>
      <text:p text:style-name="P4"/>
      <text:p text:style-name="P1">/* Para navegadores webkit (Chrome, Safari) */</text:p>
      <text:p text:style-name="P2"><text:span text:style-name="T1">.formulario-deuda</text:span> <text:span text:style-name="T1">select::-ms-expand</text:span> {</text:p>
      <text:p text:style-name="P3">  <text:span text:style-name="T2">display</text:span><text:span text:style-name="T3">: </text:span><text:span text:style-name="T4">none</text:span><text:span text:style-name="T3">;</text:span></text:p>
      <text:p text:style-name="P2">}</text:p>
      <text:p text:style-name="P4"/>
      <text:p text:style-name="P1">/* AGREGAR AL FINAL DE RegistrarDeuda.css */</text:p>
      <text:p text:style-name="P4"/>
      <text:p text:style-name="P1">/* Estilos para botones deshabilitados en tabla de deudas */</text:p>
      <text:p text:style-name="P2"><text:span text:style-name="T1">.acciones</text:span> <text:span text:style-name="T1">button:disabled</text:span> {</text:p>
      <text:p text:style-name="P3">  <text:span text:style-name="T8">/* VISUAL: Hacer que el botón se vea claramente deshabilitado */</text:span></text:p>
      <text:p text:style-name="P3">  <text:span text:style-name="T2">background-color</text:span><text:span text:style-name="T3">: </text:span><text:span text:style-name="T4">#e0e0e0</text:span><text:span text:style-name="T3"> </text:span><text:span text:style-name="T6">!important</text:span><text:span text:style-name="T3">;  </text:span><text:span text:style-name="T8">/* Gris claro */</text:span></text:p>
      <text:p text:style-name="P3">  <text:span text:style-name="T2">color</text:span><text:span text:style-name="T3">: </text:span><text:span text:style-name="T4">#9e9e9e</text:span><text:span text:style-name="T3"> </text:span><text:span text:style-name="T6">!important</text:span><text:span text:style-name="T3">;             </text:span><text:span text:style-name="T8">/* Texto gris */</text:span></text:p>
      <text:p text:style-name="P3">  <text:span text:style-name="T2">cursor</text:span><text:span text:style-name="T3">: </text:span><text:span text:style-name="T4">not-allowed</text:span><text:span text:style-name="T3">;                    </text:span><text:span text:style-name="T8">/* Cursor con símbolo de prohibido */</text:span></text:p>
      <text:p text:style-name="P3">  <text:span text:style-name="T2">opacity</text:span><text:span text:style-name="T3">: </text:span><text:span text:style-name="T5">0.6</text:span><text:span text:style-name="T3">;                           </text:span><text:span text:style-name="T8">/* Semi-transparente */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bdbdbd</text:span><text:span text:style-name="T3">;             </text:span><text:span text:style-name="T8">/* Borde gris */</text:span></text:p>
      <text:p text:style-name="P2">}</text:p>
      <text:p text:style-name="P4"/>
      <text:p text:style-name="P1">/* Hover en botón deshabilitado (no cambia color) */</text:p>
      <text:p text:style-name="P2"><text:span text:style-name="T1">.acciones</text:span> <text:span text:style-name="T1">button:disabled:hover</text:span> {</text:p>
      <text:p text:style-name="P3">  <text:span text:style-name="T2">background-color</text:span><text:span text:style-name="T3">: </text:span><text:span text:style-name="T4">#e0e0e0</text:span><text:span text:style-name="T3"> </text:span><text:span text:style-name="T6">!important</text:span><text:span text:style-name="T3">;  </text:span><text:span text:style-name="T8">/* Mantener gris, no cambiar */</text:span></text:p>
      <text:p text:style-name="P3">  <text:span text:style-name="T2">transform</text:span><text:span text:style-name="T3">: </text:span><text:span text:style-name="T4">none</text:span><text:span text:style-name="T3">;                        </text:span><text:span text:style-name="T8">/* Sin efecto de transformación */</text:span></text:p>
      <text:p text:style-name="P2">}</text:p>
      <text:p text:style-name="P4"/>
      <text:p text:style-name="P1">/* EXPLICACIÓN DE CADA PROPIEDAD:</text:p>
      <text:p text:style-name="P4"/>
      <text:p text:style-name="P1">1. background-color: #e0e0e0</text:p>
      <text:p text:style-name="P5">   <text:span text:style-name="T3">- Gris claro que visualmente indica "no disponible"</text:span></text:p>
      <text:p text:style-name="P5">   <text:span text:style-name="T3">- !important asegura que sobrescriba otros estilos</text:span></text:p>
      <text:p text:style-name="P4"/>
      <text:p text:style-name="P1"><text:soft-page-break/>2. color: #9e9e9e</text:p>
      <text:p text:style-name="P5">   <text:span text:style-name="T3">- Texto gris para que coincida con el fondo</text:span></text:p>
      <text:p text:style-name="P5">   <text:span text:style-name="T3">- Indica claramente que no es clickeable</text:span></text:p>
      <text:p text:style-name="P4"/>
      <text:p text:style-name="P1">3. cursor: not-allowed</text:p>
      <text:p text:style-name="P5">   <text:span text:style-name="T3">- Muestra el símbolo de "prohibido" (círculo con línea)</text:span></text:p>
      <text:p text:style-name="P5">   <text:span text:style-name="T3">- Feedback visual inmediato al usuario</text:span></text:p>
      <text:p text:style-name="P4"/>
      <text:p text:style-name="P1">4. opacity: 0.6</text:p>
      <text:p text:style-name="P5">   <text:span text:style-name="T3">- Semi-transparente para enfatizar que está deshabilitado</text:span></text:p>
      <text:p text:style-name="P5">   <text:span text:style-name="T3">- 0.6 es el balance perfecto (no demasiado transparente)</text:span></text:p>
      <text:p text:style-name="P4"/>
      <text:p text:style-name="P1">5. border: 1px solid #bdbdbd</text:p>
      <text:p text:style-name="P5">   <text:span text:style-name="T3">- Borde gris para definir el botón</text:span></text:p>
      <text:p text:style-name="P5">   <text:span text:style-name="T3">- Mantiene la estructura visual de la tabla</text:span></text:p>
      <text:p text:style-name="P4"/>
      <text:p text:style-name="P1">6. :hover sin cambios</text:p>
      <text:p text:style-name="P5">   <text:span text:style-name="T3">- Importante: botón deshabilitado NO debe cambiar al pasar mouse</text:span></text:p>
      <text:p text:style-name="P5">   <text:span text:style-name="T3">- Refuerza que no es interactivo</text:span></text:p>
      <text:p text:style-name="P1">*/</text:p>
      <text:p text:style-name="P4"/>
      <text:p text:style-name="P1">/* OPCIONAL: Si quieres diferentes colores para Editar vs Eliminar deshabilitados */</text:p>
      <text:p text:style-name="P1">/*</text:p>
      <text:p text:style-name="P1">.acciones button:first-child:disabled {</text:p>
      <text:p text:style-name="P5">  <text:span text:style-name="T3">background-color: #bbdefb !important;  // Azul muy claro</text:span></text:p>
      <text:p text:style-name="P1">}</text:p>
      <text:p text:style-name="P4"/>
      <text:p text:style-name="P1">.acciones button:last-child:disabled {</text:p>
      <text:p text:style-name="P5">  <text:span text:style-name="T3">background-color: #ffcdd2 !important;  // Rojo muy claro</text:span></text:p>
      <text:p text:style-name="P1">}</text:p>
      <text:p text:style-name="P1">*/</text:p>
      <text:p text:style-name="P4"/>
      <text:p text:style-name="P1">/* ======== ESTILOS DATE PICKER ======== */</text:p>
      <text:p text:style-name="P2"><text:span text:style-name="T1">.filtro-input-fecha</text:span> {</text:p>
      <text:p text:style-name="P3">  <text:span text:style-name="T2">width</text:span><text:span text:style-name="T3">: </text:span><text:span text:style-name="T5">105px</text:span><text:span text:style-name="T3"> </text:span><text:span text:style-name="T6">!important</text:span><text:span text:style-name="T3">; </text:span><text:span text:style-name="T8">/* ← REDUCIR de 110px a 105px */</text:span></text:p>
      <text:p text:style-name="P3">  <text:span text:style-name="T2">height</text:span><text:span text:style-name="T3">: </text:span><text:span text:style-name="T5">30px</text:span><text:span text:style-name="T3"> </text:span><text:span text:style-name="T6">!important</text:span><text:span text:style-name="T3">;</text:span></text:p>
      <text:p text:style-name="P3">  <text:span text:style-name="T2">padding</text:span><text:span text:style-name="T3">: </text:span><text:span text:style-name="T5">6px</text:span><text:span text:style-name="T3"> </text:span><text:span text:style-name="T5">8px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0d7dd</text:span><text:span text:style-name="T3"> </text:span><text:span text:style-name="T6">!important</text:span><text:span text:style-name="T3">;</text:span></text:p>
      <text:p text:style-name="P3">  <text:span text:style-name="T2">border-radius</text:span><text:span text:style-name="T3">: </text:span><text:span text:style-name="T5">4px</text:span><text:span text:style-name="T3"> </text:span><text:span text:style-name="T6">!important</text:span><text:span text:style-name="T3">;</text:span></text:p>
      <text:p text:style-name="P3">  <text:span text:style-name="T2">font-size</text:span><text:span text:style-name="T3">: </text:span><text:span text:style-name="T5">0.70rem</text:span><text:span text:style-name="T3"> </text:span><text:span text:style-name="T6">!important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 </text:span><text:span text:style-name="T6">!important</text:span><text:span text:style-name="T3">;</text:span></text:p>
      <text:p text:style-name="P3">  <text:span text:style-name="T2">line-height</text:span><text:span text:style-name="T3">: </text:span><text:span text:style-name="T4">normal</text:span><text:span text:style-name="T3"> </text:span><text:span text:style-name="T6">!important</text:span><text:span text:style-name="T3">;</text:span></text:p>
      <text:p text:style-name="P3">  <text:span text:style-name="T2">margin-left</text:span><text:span text:style-name="T3">: </text:span><text:span text:style-name="T5">5px</text:span><text:span text:style-name="T3"> </text:span><text:span text:style-name="T6">!important</text:span><text:span text:style-name="T3">;  </text:span><text:span text:style-name="T8">/* ← REDUCIR de 8px a 5px */</text:span></text:p>
      <text:p text:style-name="P2">}</text:p>
      <text:p text:style-name="P4"/>
      <text:p text:style-name="P2"><text:span text:style-name="T1">.formulario-input-fecha</text:span> {</text:p>
      <text:p text:style-name="P3">  <text:span text:style-name="T2">width</text:span><text:span text:style-name="T3">: </text:span><text:span text:style-name="T5">100%</text:span><text:span text:style-name="T3"> </text:span><text:span text:style-name="T6">!important</text:span><text:span text:style-name="T3">;</text:span></text:p>
      <text:p text:style-name="P3">  <text:span text:style-name="T2">height</text:span><text:span text:style-name="T3">: </text:span><text:span text:style-name="T5">42px</text:span><text:span text:style-name="T3"> </text:span><text:span text:style-name="T6">!important</text:span><text:span text:style-name="T3">;</text:span></text:p>
      <text:p text:style-name="P3">  <text:span text:style-name="T2">padding</text:span><text:span text:style-name="T3">: </text:span><text:span text:style-name="T5">10px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 </text:span><text:span text:style-name="T6">!important</text:span><text:span text:style-name="T3">;</text:span></text:p>
      <text:p text:style-name="P3"><text:soft-page-break/>  <text:span text:style-name="T2">border-radius</text:span><text:span text:style-name="T3">: </text:span><text:span text:style-name="T5">6px</text:span><text:span text:style-name="T3"> </text:span><text:span text:style-name="T6">!important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 </text:span><text:span text:style-name="T6">!important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Calendario desplegable */</text:p>
      <text:p text:style-name="P2"><text:span text:style-name="T1">.react-datepicker</text:span> {</text:p>
      <text:p text:style-name="P3">  <text:span text:style-name="T2">font-family</text:span><text:span text:style-name="T3">: </text:span><text:span text:style-name="T4">inherit</text:span><text:span text:style-name="T3"> </text:span><text:span text:style-name="T6">!important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0d7dd</text:span><text:span text:style-name="T3"> </text:span><text:span text:style-name="T6">!important</text:span><text:span text:style-name="T3">;</text:span></text:p>
      <text:p text:style-name="P3">  <text:span text:style-name="T2">border-radius</text:span><text:span text:style-name="T3">: </text:span><text:span text:style-name="T5">8px</text:span><text:span text:style-name="T3"> </text:span><text:span text:style-name="T6">!important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7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5</text:span><text:span text:style-name="T3">) </text:span><text:span text:style-name="T6">!important</text:span><text:span text:style-name="T3">;</text:span></text:p>
      <text:p text:style-name="P2">}</text:p>
      <text:p text:style-name="P4"/>
      <text:p text:style-name="P1">/* ✅ HEADER DEL CALENDARIO - AZUL MARINO */</text:p>
      <text:p text:style-name="P2"><text:span text:style-name="T1">.react-datepicker__header</text:span> {</text:p>
      <text:p text:style-name="P3">  <text:span text:style-name="T2">background-color</text:span><text:span text:style-name="T3">: </text:span><text:span text:style-name="T4">#0056b3</text:span><text:span text:style-name="T3"> </text:span><text:span text:style-name="T6">!important</text:span><text:span text:style-name="T3">;  </text:span><text:span text:style-name="T8">/* ← Azul marino oscuro */</text:span></text:p>
      <text:p text:style-name="P3">  <text:span text:style-name="T2">border-bottom</text:span><text:span text:style-name="T3">: </text:span><text:span text:style-name="T4">none</text:span><text:span text:style-name="T3"> </text:span><text:span text:style-name="T6">!important</text:span><text:span text:style-name="T3">;</text:span></text:p>
      <text:p text:style-name="P3">  <text:span text:style-name="T2">border-radius</text:span><text:span text:style-name="T3">: </text:span><text:span text:style-name="T5">8px</text:span><text:span text:style-name="T3"> </text:span><text:span text:style-name="T5">8px</text:span><text:span text:style-name="T3"> </text:span><text:span text:style-name="T5">0</text:span><text:span text:style-name="T3"> </text:span><text:span text:style-name="T5">0</text:span><text:span text:style-name="T3"> </text:span><text:span text:style-name="T6">!important</text:span><text:span text:style-name="T3">;</text:span></text:p>
      <text:p text:style-name="P3">  <text:span text:style-name="T2">padding</text:span><text:span text:style-name="T3">: </text:span><text:span text:style-name="T5">12px</text:span><text:span text:style-name="T3"> </text:span><text:span text:style-name="T5">10px</text:span><text:span text:style-name="T3"> </text:span><text:span text:style-name="T5">10px</text:span><text:span text:style-name="T3"> </text:span><text:span text:style-name="T5">10px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✅ MES Y AÑO - BLANCO Y VISIBLE */</text:p>
      <text:p text:style-name="P2"><text:span text:style-name="T1">.react-datepicker__current-month</text:span> {</text:p>
      <text:p text:style-name="P3">  <text:span text:style-name="T2">color</text:span><text:span text:style-name="T3">: </text:span><text:span text:style-name="T4">#ffffff</text:span><text:span text:style-name="T3"> </text:span><text:span text:style-name="T6">!important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 </text:span><text:span text:style-name="T6">!important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 </text:span><text:span text:style-name="T6">!important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 </text:span><text:span text:style-name="T6">!important</text:span><text:span text:style-name="T3">;</text:span></text:p>
      <text:p text:style-name="P3">  <text:span text:style-name="T2">margin-bottom</text:span><text:span text:style-name="T3">: </text:span><text:span text:style-name="T5">10px</text:span><text:span text:style-name="T3"> </text:span><text:span text:style-name="T6">!important</text:span><text:span text:style-name="T3">;</text:span></text:p>
      <text:p text:style-name="P3">  <text:span text:style-name="T2">display</text:span><text:span text:style-name="T3">: </text:span><text:span text:style-name="T4">block</text:span><text:span text:style-name="T3"> </text:span><text:span text:style-name="T6">!important</text:span><text:span text:style-name="T3">;</text:span></text:p>
      <text:p text:style-name="P3">  <text:span text:style-name="T2">visibility</text:span><text:span text:style-name="T3">: </text:span><text:span text:style-name="T4">visible</text:span><text:span text:style-name="T3"> </text:span><text:span text:style-name="T6">!important</text:span><text:span text:style-name="T3">;</text:span></text:p>
      <text:p text:style-name="P3">  <text:span text:style-name="T2">opacity</text:span><text:span text:style-name="T3">: </text:span><text:span text:style-name="T5">1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✅ NOMBRES DE DÍAS (Lu, Ma, Mi...) - VISIBLES */</text:p>
      <text:p text:style-name="P2"><text:span text:style-name="T1">.react-datepicker__day-names</text:span> {</text:p>
      <text:p text:style-name="P3">  <text:span text:style-name="T2">display</text:span><text:span text:style-name="T3">: </text:span><text:span text:style-name="T4">flex</text:span><text:span text:style-name="T3"> </text:span><text:span text:style-name="T6">!important</text:span><text:span text:style-name="T3">;</text:span></text:p>
      <text:p text:style-name="P3">  <text:span text:style-name="T2">justify-content</text:span><text:span text:style-name="T3">: </text:span><text:span text:style-name="T4">space-around</text:span><text:span text:style-name="T3"> </text:span><text:span text:style-name="T6">!important</text:span><text:span text:style-name="T3">;</text:span></text:p>
      <text:p text:style-name="P3">  <text:span text:style-name="T2">margin-bottom</text:span><text:span text:style-name="T3">: </text:span><text:span text:style-name="T5">5px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2"><text:span text:style-name="T1">.react-datepicker__day-name</text:span> {</text:p>
      <text:p text:style-name="P3">  <text:span text:style-name="T2">color</text:span><text:span text:style-name="T3">: </text:span><text:span text:style-name="T4">#ffffff</text:span><text:span text:style-name="T3"> </text:span><text:span text:style-name="T6">!important</text:span><text:span text:style-name="T3">;</text:span></text:p>
      <text:p text:style-name="P3">  <text:span text:style-name="T2">font-size</text:span><text:span text:style-name="T3">: </text:span><text:span text:style-name="T5">0.85rem</text:span><text:span text:style-name="T3"> </text:span><text:span text:style-name="T6">!important</text:span><text:span text:style-name="T3">;</text:span></text:p>
      <text:p text:style-name="P3">  <text:span text:style-name="T2">font-weight</text:span><text:span text:style-name="T3">: </text:span><text:span text:style-name="T5">600</text:span><text:span text:style-name="T3"> </text:span><text:span text:style-name="T6">!important</text:span><text:span text:style-name="T3">;</text:span></text:p>
      <text:p text:style-name="P3">  <text:span text:style-name="T2">width</text:span><text:span text:style-name="T3">: </text:span><text:span text:style-name="T5">2rem</text:span><text:span text:style-name="T3"> </text:span><text:span text:style-name="T6">!important</text:span><text:span text:style-name="T3">;</text:span></text:p>
      <text:p text:style-name="P3">  <text:span text:style-name="T2">line-height</text:span><text:span text:style-name="T3">: </text:span><text:span text:style-name="T5">2rem</text:span><text:span text:style-name="T3"> </text:span><text:span text:style-name="T6">!important</text:span><text:span text:style-name="T3">;</text:span></text:p>
      <text:p text:style-name="P3">  <text:span text:style-name="T2">display</text:span><text:span text:style-name="T3">: </text:span><text:span text:style-name="T4">inline-block</text:span><text:span text:style-name="T3"> </text:span><text:span text:style-name="T6">!important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<text:soft-page-break/>/* Días del mes */</text:p>
      <text:p text:style-name="P2"><text:span text:style-name="T1">.react-datepicker__day</text:span> {</text:p>
      <text:p text:style-name="P3">  <text:span text:style-name="T2">color</text:span><text:span text:style-name="T3">: </text:span><text:span text:style-name="T4">#333</text:span><text:span text:style-name="T3"> </text:span><text:span text:style-name="T6">!important</text:span><text:span text:style-name="T3">;</text:span></text:p>
      <text:p text:style-name="P3">  <text:span text:style-name="T2">font-size</text:span><text:span text:style-name="T3">: </text:span><text:span text:style-name="T5">0.85rem</text:span><text:span text:style-name="T3"> </text:span><text:span text:style-name="T6">!important</text:span><text:span text:style-name="T3">;</text:span></text:p>
      <text:p text:style-name="P3">  <text:span text:style-name="T2">width</text:span><text:span text:style-name="T3">: </text:span><text:span text:style-name="T5">2rem</text:span><text:span text:style-name="T3"> </text:span><text:span text:style-name="T6">!important</text:span><text:span text:style-name="T3">;</text:span></text:p>
      <text:p text:style-name="P3">  <text:span text:style-name="T2">line-height</text:span><text:span text:style-name="T3">: </text:span><text:span text:style-name="T5">2rem</text:span><text:span text:style-name="T3"> </text:span><text:span text:style-name="T6">!important</text:span><text:span text:style-name="T3">;</text:span></text:p>
      <text:p text:style-name="P3">  <text:span text:style-name="T2">margin</text:span><text:span text:style-name="T3">: </text:span><text:span text:style-name="T5">0.166rem</text:span><text:span text:style-name="T3"> </text:span><text:span text:style-name="T6">!important</text:span><text:span text:style-name="T3">;</text:span></text:p>
      <text:p text:style-name="P3">  <text:span text:style-name="T2">border-radius</text:span><text:span text:style-name="T3">: </text:span><text:span text:style-name="T5">4px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✅ DÍA SELECCIONADO - AZUL MARINO */</text:p>
      <text:p text:style-name="P2"><text:span text:style-name="T1">.react-datepicker__day--selected</text:span>,</text:p>
      <text:p text:style-name="P2"><text:span text:style-name="T1">.react-datepicker__day--keyboard-selected</text:span> {</text:p>
      <text:p text:style-name="P3">  <text:span text:style-name="T2">background-color</text:span><text:span text:style-name="T3">: </text:span><text:span text:style-name="T4">#0056b3</text:span><text:span text:style-name="T3"> </text:span><text:span text:style-name="T6">!important</text:span><text:span text:style-name="T3">;  </text:span><text:span text:style-name="T8">/* ← Azul marino oscuro */</text:span></text:p>
      <text:p text:style-name="P3">  <text:span text:style-name="T2">color</text:span><text:span text:style-name="T3">: </text:span><text:span text:style-name="T4">white</text:span><text:span text:style-name="T3"> </text:span><text:span text:style-name="T6">!important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Día hover */</text:p>
      <text:p text:style-name="P2"><text:span text:style-name="T1">.react-datepicker__day:hover</text:span> {</text:p>
      <text:p text:style-name="P3">  <text:span text:style-name="T2">background-color</text:span><text:span text:style-name="T3">: </text:span><text:span text:style-name="T4">#cce5ff</text:span><text:span text:style-name="T3"> </text:span><text:span text:style-name="T6">!important</text:span><text:span text:style-name="T3">;  </text:span><text:span text:style-name="T8">/* Azul claro para hover */</text:span></text:p>
      <text:p text:style-name="P3">  <text:span text:style-name="T2">color</text:span><text:span text:style-name="T3">: </text:span><text:span text:style-name="T4">#0056b3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Día de hoy (outline) */</text:p>
      <text:p text:style-name="P2"><text:span text:style-name="T1">.react-datepicker__day--today</text:span> {</text:p>
      <text:p text:style-name="P3">  <text:span text:style-name="T2">font-weight</text:span><text:span text:style-name="T3">: </text:span><text:span text:style-name="T4">bold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5">2px</text:span><text:span text:style-name="T3"> </text:span><text:span text:style-name="T4">solid</text:span><text:span text:style-name="T3"> </text:span><text:span text:style-name="T4">#0056b3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Input dentro de filtros */</text:p>
      <text:p text:style-name="P2"><text:span text:style-name="T1">.filtros-flex-container</text:span> <text:span text:style-name="T1">.react-datepicker__input-container</text:span> <text:span text:style-name="T1">input</text:span> {</text:p>
      <text:p text:style-name="P3">  <text:span text:style-name="T2">width</text:span><text:span text:style-name="T3">: </text:span><text:span text:style-name="T5">120px</text:span><text:span text:style-name="T3"> </text:span><text:span text:style-name="T6">!important</text:span><text:span text:style-name="T3">;</text:span></text:p>
      <text:p text:style-name="P3">  <text:span text:style-name="T2">height</text:span><text:span text:style-name="T3">: </text:span><text:span text:style-name="T5">30px</text:span><text:span text:style-name="T3"> </text:span><text:span text:style-name="T6">!important</text:span><text:span text:style-name="T3">;</text:span></text:p>
      <text:p text:style-name="P3">  <text:span text:style-name="T2">padding</text:span><text:span text:style-name="T3">: </text:span><text:span text:style-name="T5">6px</text:span><text:span text:style-name="T3"> </text:span><text:span text:style-name="T5">8px</text:span><text:span text:style-name="T3"> </text:span><text:span text:style-name="T6">!important</text:span><text:span text:style-name="T3">;</text:span></text:p>
      <text:p text:style-name="P3">  <text:span text:style-name="T2">font-size</text:span><text:span text:style-name="T3">: </text:span><text:span text:style-name="T5">0.75rem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0d7dd</text:span><text:span text:style-name="T3"> </text:span><text:span text:style-name="T6">!important</text:span><text:span text:style-name="T3">;</text:span></text:p>
      <text:p text:style-name="P3">  <text:span text:style-name="T2">border-radius</text:span><text:span text:style-name="T3">: </text:span><text:span text:style-name="T5">4px</text:span><text:span text:style-name="T3"> </text:span><text:span text:style-name="T6">!important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Input dentro de formulario */</text:p>
      <text:p text:style-name="P2"><text:span text:style-name="T1">.formulario-ingreso</text:span> <text:span text:style-name="T1">.react-datepicker__input-container</text:span> <text:span text:style-name="T1">input</text:span> {</text:p>
      <text:p text:style-name="P3">  <text:span text:style-name="T2">width</text:span><text:span text:style-name="T3">: </text:span><text:span text:style-name="T5">100%</text:span><text:span text:style-name="T3"> </text:span><text:span text:style-name="T6">!important</text:span><text:span text:style-name="T3">;</text:span></text:p>
      <text:p text:style-name="P3">  <text:span text:style-name="T2">height</text:span><text:span text:style-name="T3">: </text:span><text:span text:style-name="T5">42px</text:span><text:span text:style-name="T3"> </text:span><text:span text:style-name="T6">!important</text:span><text:span text:style-name="T3">;</text:span></text:p>
      <text:p text:style-name="P3">  <text:span text:style-name="T2">padding</text:span><text:span text:style-name="T3">: </text:span><text:span text:style-name="T5">10px</text:span><text:span text:style-name="T3"> </text:span><text:span text:style-name="T6">!important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 </text:span><text:span text:style-name="T6">!important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 </text:span><text:span text:style-name="T6">!important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 </text:span><text:span text:style-name="T6">!important</text:span><text:span text:style-name="T3">;</text:span></text:p>
      <text:p text:style-name="P2">}</text:p>
      <text:p text:style-name="P4"><text:soft-page-break/></text:p>
      <text:p text:style-name="P1">/* ✅ FIX ESPECÍFICO PARA CALENDARIO DEL FORMULARIO */</text:p>
      <text:p text:style-name="P2"><text:span text:style-name="T1">.calendario-formulario</text:span> <text:span text:style-name="T1">.react-datepicker__header</text:span> {</text:p>
      <text:p text:style-name="P3">  <text:span text:style-name="T2">background-color</text:span><text:span text:style-name="T3">: </text:span><text:span text:style-name="T4">#0056b3</text:span><text:span text:style-name="T3"> </text:span><text:span text:style-name="T6">!important</text:span><text:span text:style-name="T3">;  </text:span><text:span text:style-name="T8">/* ← Azul marino */</text:span></text:p>
      <text:p text:style-name="P2">}</text:p>
      <text:p text:style-name="P4"/>
      <text:p text:style-name="P2"><text:span text:style-name="T1">.calendario-formulario</text:span> <text:span text:style-name="T1">.react-datepicker__current-month</text:span> {</text:p>
      <text:p text:style-name="P3">  <text:span text:style-name="T2">color</text:span><text:span text:style-name="T3">: </text:span><text:span text:style-name="T4">#ffffff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2"><text:span text:style-name="T1">.calendario-formulario</text:span> <text:span text:style-name="T1">.react-datepicker__day-name</text:span> {</text:p>
      <text:p text:style-name="P3">  <text:span text:style-name="T2">color</text:span><text:span text:style-name="T3">: </text:span><text:span text:style-name="T4">#ffffff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2"><text:span text:style-name="T1">.calendario-formulario</text:span> <text:span text:style-name="T1">.react-datepicker__day--selected</text:span>,</text:p>
      <text:p text:style-name="P2"><text:span text:style-name="T1">.calendario-formulario</text:span> <text:span text:style-name="T1">.react-datepicker__day--keyboard-selected</text:span> {</text:p>
      <text:p text:style-name="P3">  <text:span text:style-name="T2">background-color</text:span><text:span text:style-name="T3">: </text:span><text:span text:style-name="T4">#0056b3</text:span><text:span text:style-name="T3"> </text:span><text:span text:style-name="T6">!important</text:span><text:span text:style-name="T3">;  </text:span><text:span text:style-name="T8">/* ← Azul marino */</text:span></text:p>
      <text:p text:style-name="P2">}</text:p>
      <text:p text:style-name="P4"/>
      <text:p text:style-name="P1">/* ========================================</text:p>
      <text:p text:style-name="P5">   <text:span text:style-name="T3">FIN ESTILOS DATE PICKER</text:span></text:p>
      <text:p text:style-name="P5">   <text:span text:style-name="T3">======================================== */</text:span></text:p>
      <text:p text:style-name="P4"/>
      <text:p text:style-name="P1">/* ======== MODAL DE CONFIRMACIÓN ======== */</text:p>
      <text:p text:style-name="P2"><text:span text:style-name="T1">.modal-overlay</text:span> {</text:p>
      <text:p text:style-name="P3">  <text:span text:style-name="T2">position</text:span><text:span text:style-name="T3">: </text:span><text:span text:style-name="T4">fixed</text:span><text:span text:style-name="T3">;</text:span></text:p>
      <text:p text:style-name="P3">  <text:span text:style-name="T2">top</text:span><text:span text:style-name="T3">: </text:span><text:span text:style-name="T5">0</text:span><text:span text:style-name="T3">;</text:span></text:p>
      <text:p text:style-name="P3">  <text:span text:style-name="T2">left</text:span><text:span text:style-name="T3">: </text:span><text:span text:style-name="T5">0</text:span><text:span text:style-name="T3">;</text:span></text:p>
      <text:p text:style-name="P3">  <text:span text:style-name="T2">right</text:span><text:span text:style-name="T3">: </text:span><text:span text:style-name="T5">0</text:span><text:span text:style-name="T3">;</text:span></text:p>
      <text:p text:style-name="P3">  <text:span text:style-name="T2">bottom</text:span><text:span text:style-name="T3">: </text:span><text:span text:style-name="T5">0</text:span><text:span text:style-name="T3">;</text:span></text:p>
      <text:p text:style-name="P3">  <text:span text:style-name="T2">background-color</text:span><text:span text:style-name="T3">: </text:span><text:span text:style-name="T7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5</text:span><text:span text:style-name="T3">);</text:span>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justify-content</text:span><text:span text:style-name="T3">: </text:span><text:span text:style-name="T4">center</text:span><text:span text:style-name="T3">;</text:span></text:p>
      <text:p text:style-name="P3">  <text:span text:style-name="T2">align-items</text:span><text:span text:style-name="T3">: </text:span><text:span text:style-name="T4">center</text:span><text:span text:style-name="T3">;</text:span></text:p>
      <text:p text:style-name="P3">  <text:span text:style-name="T2">z-index</text:span><text:span text:style-name="T3">: </text:span><text:span text:style-name="T5">10000</text:span><text:span text:style-name="T3">;</text:span></text:p>
      <text:p text:style-name="P2">}</text:p>
      <text:p text:style-name="P4"/>
      <text:p text:style-name="P2"><text:span text:style-name="T1">.modal-content</text:span> {</text:p>
      <text:p text:style-name="P3">  <text:span text:style-name="T2">background-color</text:span><text:span text:style-name="T3">: </text:span><text:span text:style-name="T4">white</text:span><text:span text:style-name="T3">;</text:span></text:p>
      <text:p text:style-name="P3">  <text:span text:style-name="T2">padding</text:span><text:span text:style-name="T3">: </text:span><text:span text:style-name="T5">30px</text:span><text:span text:style-name="T3">;</text:span></text:p>
      <text:p text:style-name="P3">  <text:span text:style-name="T2">border-radius</text:span><text:span text:style-name="T3">: </text:span><text:span text:style-name="T5">12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8px</text:span><text:span text:style-name="T3"> </text:span><text:span text:style-name="T5">24px</text:span><text:span text:style-name="T3"> </text:span><text:span text:style-name="T7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3</text:span><text:span text:style-name="T3">);</text:span></text:p>
      <text:p text:style-name="P3">  <text:span text:style-name="T2">max-width</text:span><text:span text:style-name="T3">: </text:span><text:span text:style-name="T5">400px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2">}</text:p>
      <text:p text:style-name="P4"/>
      <text:p text:style-name="P2"><text:span text:style-name="T1">.modal-content</text:span> <text:span text:style-name="T1">h3</text:span> {</text:p>
      <text:p text:style-name="P3">  <text:span text:style-name="T2">margin-top</text:span><text:span text:style-name="T3">: </text:span><text:span text:style-name="T5">0</text:span><text:span text:style-name="T3">;</text:span></text:p>
      <text:p text:style-name="P3">  <text:span text:style-name="T2">margin-bottom</text:span><text:span text:style-name="T3">: </text:span><text:span text:style-name="T5">15px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3">  <text:span text:style-name="T2">font-size</text:span><text:span text:style-name="T3">: </text:span><text:span text:style-name="T5">1.3rem</text:span><text:span text:style-name="T3">;</text:span></text:p>
      <text:p text:style-name="P2"><text:soft-page-break/>}</text:p>
      <text:p text:style-name="P4"/>
      <text:p text:style-name="P2"><text:span text:style-name="T1">.modal-content</text:span> <text:span text:style-name="T1">p</text:span> {</text:p>
      <text:p text:style-name="P3">  <text:span text:style-name="T2">color</text:span><text:span text:style-name="T3">: </text:span><text:span text:style-name="T4">#666</text:span><text:span text:style-name="T3">;</text:span></text:p>
      <text:p text:style-name="P3">  <text:span text:style-name="T2">margin-bottom</text:span><text:span text:style-name="T3">: </text:span><text:span text:style-name="T5">25px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2">}</text:p>
      <text:p text:style-name="P4"/>
      <text:p text:style-name="P2"><text:span text:style-name="T1">.modal-buttons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10px</text:span><text:span text:style-name="T3">;</text:span></text:p>
      <text:p text:style-name="P3">  <text:span text:style-name="T2">justify-content</text:span><text:span text:style-name="T3">: </text:span><text:span text:style-name="T4">center</text:span><text:span text:style-name="T3">;</text:span></text:p>
      <text:p text:style-name="P2">}</text:p>
      <text:p text:style-name="P4"/>
      <text:p text:style-name="P2"><text:span text:style-name="T1">.modal-btn-eliminar</text:span> {</text:p>
      <text:p text:style-name="P3">  <text:span text:style-name="T2">padding</text:span><text:span text:style-name="T3">: </text:span><text:span text:style-name="T5">10px</text:span><text:span text:style-name="T3"> </text:span><text:span text:style-name="T5">24px</text:span><text:span text:style-name="T3">;</text:span></text:p>
      <text:p text:style-name="P3">  <text:span text:style-name="T2">background-color</text:span><text:span text:style-name="T3">: </text:span><text:span text:style-name="T4">#dc3545</text:span><text:span text:style-name="T3">;</text:span></text:p>
      <text:p text:style-name="P3">  <text:span text:style-name="T2">color</text:span><text:span text:style-name="T3">: </text:span><text:span text:style-name="T4">white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3">  <text:span text:style-name="T2">font-weight</text:span><text:span text:style-name="T3">: </text:span><text:span text:style-name="T5">600</text:span><text:span text:style-name="T3">;</text:span></text:p>
      <text:p text:style-name="P2">}</text:p>
      <text:p text:style-name="P4"/>
      <text:p text:style-name="P2"><text:span text:style-name="T1">.modal-btn-eliminar:hover</text:span> {</text:p>
      <text:p text:style-name="P3">  <text:span text:style-name="T2">background-color</text:span><text:span text:style-name="T3">: </text:span><text:span text:style-name="T4">#c82333</text:span><text:span text:style-name="T3">;</text:span></text:p>
      <text:p text:style-name="P2">}</text:p>
      <text:p text:style-name="P4"/>
      <text:p text:style-name="P2"><text:span text:style-name="T1">.modal-btn-cancelar</text:span> {</text:p>
      <text:p text:style-name="P3">  <text:span text:style-name="T2">padding</text:span><text:span text:style-name="T3">: </text:span><text:span text:style-name="T5">10px</text:span><text:span text:style-name="T3"> </text:span><text:span text:style-name="T5">24px</text:span><text:span text:style-name="T3">;</text:span></text:p>
      <text:p text:style-name="P3">  <text:span text:style-name="T2">background-color</text:span><text:span text:style-name="T3">: </text:span><text:span text:style-name="T4">#6c757d</text:span><text:span text:style-name="T3">;</text:span></text:p>
      <text:p text:style-name="P3">  <text:span text:style-name="T2">color</text:span><text:span text:style-name="T3">: </text:span><text:span text:style-name="T4">white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2">}</text:p>
      <text:p text:style-name="P4"/>
      <text:p text:style-name="P2"><text:span text:style-name="T1">.modal-btn-cancelar:hover</text:span> {</text:p>
      <text:p text:style-name="P3">  <text:span text:style-name="T2">background-color</text:span><text:span text:style-name="T3">: </text:span><text:span text:style-name="T4">#5a6268</text:span><text:span text:style-name="T3">;</text:span></text:p>
      <text:p text:style-name="P2">}</text:p>
      <text:p text:style-name="P4"/>
      <text:p text:style-name="P1">/* ======== FIN MODAL DE CONFIRMACIÓN ======== */</text:p>
      <text:p text:style-name="P4"/>
      <text:p text:style-name="P1">/* Estilos específicos para el select de descripción en filtros */</text:p>
      <text:p text:style-name="P4"/>
      <text:p text:style-name="P2"><text:span text:style-name="T1">.filtro-select-descripcion</text:span> {</text:p>
      <text:p text:style-name="P3">  <text:span text:style-name="T2">width</text:span><text:span text:style-name="T3">: </text:span><text:span text:style-name="T5">95px</text:span><text:span text:style-name="T3"> </text:span><text:span text:style-name="T6">!important</text:span><text:span text:style-name="T3">;  </text:span><text:span text:style-name="T8">/* ← REDUCIDO  110 a 95*/</text:span></text:p>
      <text:p text:style-name="P3">  <text:span text:style-name="T2">padding</text:span><text:span text:style-name="T3">: </text:span><text:span text:style-name="T5">4px</text:span><text:span text:style-name="T3"> </text:span><text:span text:style-name="T5">6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0d7dd</text:span><text:span text:style-name="T3">;</text:span></text:p>
      <text:p text:style-name="P3"><text:soft-page-break/>  <text:span text:style-name="T2">border-radius</text:span><text:span text:style-name="T3">: </text:span><text:span text:style-name="T5">4px</text:span><text:span text:style-name="T3">;</text:span></text:p>
      <text:p text:style-name="P3">  <text:span text:style-name="T2">font-size</text:span><text:span text:style-name="T3">: </text:span><text:span text:style-name="T5">0.65rem</text:span><text:span text:style-name="T8">/* reducir de 0.75 a 0.65*/</text:span><text:span text:style-name="T3">;</text:span></text:p>
      <text:p text:style-name="P3">  <text:span text:style-name="T2">background</text:span><text:span text:style-name="T3">: </text:span><text:span text:style-name="T4">white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2">}</text:p>
      <text:p text:style-name="P4"/>
      <text:p text:style-name="P2"><text:span text:style-name="T1">.filtro-select-descripcion:hover</text:span> {</text:p>
      <text:p text:style-name="P3">  <text:span text:style-name="T2">border-color</text:span><text:span text:style-name="T3">: </text:span><text:span text:style-name="T4">#0088fe</text:span><text:span text:style-name="T3">;</text:span></text:p>
      <text:p text:style-name="P2">}</text:p>
      <text:p text:style-name="P4"/>
      <text:p text:style-name="P1">/*fin de estilos específicos para el select de descripción en filtros*/</text:p>
      <text:p text:style-name="P4"/>
      <text:p text:style-name="P1">/* AGREGAR al final del archivo CSS: */</text:p>
      <text:p text:style-name="P2"><text:span text:style-name="T1">.formulario-deuda</text:span> <text:span text:style-name="T1">.react-datepicker-popper</text:span> {</text:p>
      <text:p text:style-name="P3">  <text:span text:style-name="T2">z-index</text:span><text:span text:style-name="T3">: </text:span><text:span text:style-name="T5">10001</text:span><text:span text:style-name="T3"> </text:span><text:span text:style-name="T6">!important</text:span><text:span text:style-name="T3">; </text:span><text:span text:style-name="T8">/* Mayor que el navbar */</text:span><text:span text:style-name="T3">}</text:span></text:p>
      <text:p text:style-name="P4"/>
      <text:p text:style-name="P1">/* También agregar esto para asegurar que aparezca encima: */</text:p>
      <text:p text:style-name="P2"><text:span text:style-name="T1">.react-datepicker-popper</text:span> {</text:p>
      <text:p text:style-name="P3">  <text:span text:style-name="T2">z-index</text:span><text:span text:style-name="T3">: </text:span><text:span text:style-name="T5">10001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1">/* ===== NUEVO: Select de Estado SOLO con íconos ===== */</text:p>
      <text:p text:style-name="P2"><text:span text:style-name="T1">.filtro-select-estado-iconos</text:span> {</text:p>
      <text:p text:style-name="P3">  <text:span text:style-name="T2">margin-left</text:span><text:span text:style-name="T3">: </text:span><text:span text:style-name="T5">0px</text:span><text:span text:style-name="T3">;</text:span></text:p>
      <text:p text:style-name="P3">  <text:span text:style-name="T2">padding</text:span><text:span text:style-name="T3">: </text:span><text:span text:style-name="T5">4px</text:span><text:span text:style-name="T3"> </text:span><text:span text:style-name="T5">6px</text:span><text:span text:style-name="T3">;</text:span></text:p>
      <text:p text:style-name="P3">  <text:span text:style-name="T2">width</text:span><text:span text:style-name="T3">: </text:span><text:span text:style-name="T5">45px</text:span><text:span text:style-name="T3"> </text:span><text:span text:style-name="T6">!important</text:span><text:span text:style-name="T3">;</text:span></text:p>
      <text:p text:style-name="P3">  <text:span text:style-name="T2">height</text:span><text:span text:style-name="T3">: </text:span><text:span text:style-name="T5">30px</text:span><text:span text:style-name="T3">;</text:span></text:p>
      <text:p text:style-name="P3">  <text:span text:style-name="T2">font-size</text:span><text:span text:style-name="T3">: </text:span><text:span text:style-name="T5">1.1rem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0d7dd</text:span><text:span text:style-name="T3">;</text:span></text:p>
      <text:p text:style-name="P3">  <text:span text:style-name="T2">border-radius</text:span><text:span text:style-name="T3">: </text:span><text:span text:style-name="T5">4px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background-color</text:span><text:span text:style-name="T3">: </text:span><text:span text:style-name="T4">#fff</text:span><text:span text:style-name="T3">;</text:span></text:p>
      <text:p text:style-name="P2">}</text:p>
      <text:p text:style-name="P4"/>
      <text:p text:style-name="P2"><text:span text:style-name="T1">.filtro-select-estado-iconos:hover</text:span> {</text:p>
      <text:p text:style-name="P3">  <text:span text:style-name="T2">border-color</text:span><text:span text:style-name="T3">: </text:span><text:span text:style-name="T4">#0088fe</text:span><text:span text:style-name="T3">;</text:span></text:p>
      <text:p text:style-name="P2">}</text:p>
      <text:p text:style-name="P4"/>
      <text:p text:style-name="P2"><text:span text:style-name="T1">.filtro-select-estado-iconos</text:span> <text:span text:style-name="T1">option</text:span> {</text:p>
      <text:p text:style-name="P3">  <text:span text:style-name="T2">font-size</text:span><text:span text:style-name="T3">: </text:span><text:span text:style-name="T5">1.2rem</text:span><text:span text:style-name="T3">;</text:span></text:p>
      <text:p text:style-name="P3">  <text:span text:style-name="T2">padding</text:span><text:span text:style-name="T3">: </text:span><text:span text:style-name="T5">8px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2">}</text:p>
      <text:p text:style-name="P1">/* ===== FIN NUEVO ===== */</text:p>
      <text:p text:style-name="P4"/>
      <text:p text:style-name="P1">/* Media Queries para Responsividad</text:p>
      <text:p text:style-name="P1">@media (max-width: 900px) {</text:p>
      <text:p text:style-name="P5">  <text:span text:style-name="T3">.lista-deudas { min-width: 100%; height: auto; }</text:span></text:p>
      <text:p text:style-name="P5"><text:soft-page-break/>  <text:span text:style-name="T3">.formulario-deuda { min-width: 100%; height: auto; }</text:span></text:p>
      <text:p text:style-name="P5">  <text:span text:style-name="T3">.registrar-deuda-container { padding: 12px; gap: 12px; }</text:span></text:p>
      <text:p text:style-name="P1">}</text:p>
      <text:p text:style-name="P1">/* Fin Media Queries */</text:p>
      <text:p text:style-name="P6"/>
      <text:p text:style-name="P1">/* ============================================</text:p>
      <text:p text:style-name="P5">   <text:span text:style-name="T3">RESPONSIVE DESIGN - MOBILE FIRST</text:span></text:p>
      <text:p text:style-name="P5">   <text:span text:style-name="T3">============================================ */</text:span></text:p>
      <text:p text:style-name="P4"/>
      <text:p text:style-name="P1">/* 📱 TABLET (768px - 1023px) */</text:p>
      <text:p text:style-name="P2"><text:span text:style-name="T13">@media</text:span> (<text:span text:style-name="T10">max-width</text:span>: <text:span text:style-name="T9">1023px</text:span>) {</text:p>
      <text:p text:style-name="P3">  <text:span text:style-name="T14">.registrar-deuda-container</text:span><text:span text:style-name="T3"> {</text:span></text:p>
      <text:p text:style-name="P3">    <text:span text:style-name="T2">flex-direction</text:span><text:span text:style-name="T3">: </text:span><text:span text:style-name="T4">column</text:span><text:span text:style-name="T3">;</text:span></text:p>
      <text:p text:style-name="P3">    <text:span text:style-name="T2">padding</text:span><text:span text:style-name="T3">: </text:span><text:span text:style-name="T5">10px</text:span><text:span text:style-name="T3">;</text:span></text:p>
      <text:p text:style-name="P3">    <text:span text:style-name="T2">gap</text:span><text:span text:style-name="T3">: </text:span><text:span text:style-name="T5">15px</text:span><text:span text:style-name="T3">;</text:span></text:p>
      <text:p text:style-name="P3">  <text:span text:style-name="T3">}</text:span></text:p>
      <text:p text:style-name="P4"/>
      <text:p text:style-name="P3">  <text:span text:style-name="T14">.lista-deudas</text:span><text:span text:style-name="T3">,</text:span></text:p>
      <text:p text:style-name="P3">  <text:span text:style-name="T14">.formulario-deuda</text:span><text:span text:style-name="T3"> {</text:span></text:p>
      <text:p text:style-name="P3">    <text:span text:style-name="T2">min-width</text:span><text:span text:style-name="T3">: </text:span><text:span text:style-name="T5">100%</text:span><text:span text:style-name="T3">;</text:span></text:p>
      <text:p text:style-name="P3">    <text:span text:style-name="T2">width</text:span><text:span text:style-name="T3">: </text:span><text:span text:style-name="T5">100%</text:span><text:span text:style-name="T3">;</text:span></text:p>
      <text:p text:style-name="P3">  <text:span text:style-name="T3">}</text:span></text:p>
      <text:p text:style-name="P4"/>
      <text:p text:style-name="P3">  <text:span text:style-name="T14">.formulario-deuda</text:span><text:span text:style-name="T3"> {</text:span></text:p>
      <text:p text:style-name="P3">    <text:span text:style-name="T2">height</text:span><text:span text:style-name="T3">: </text:span><text:span text:style-name="T4">auto</text:span><text:span text:style-name="T3">;</text:span></text:p>
      <text:p text:style-name="P3">    <text:span text:style-name="T2">min-height</text:span><text:span text:style-name="T3">: </text:span><text:span text:style-name="T5">300px</text:span><text:span text:style-name="T3">;</text:span></text:p>
      <text:p text:style-name="P3">  <text:span text:style-name="T3">}</text:span></text:p>
      <text:p text:style-name="P4"/>
      <text:p text:style-name="P3">  <text:span text:style-name="T14">.titulo-principal</text:span><text:span text:style-name="T3"> {</text:span></text:p>
      <text:p text:style-name="P3">    <text:span text:style-name="T2">font-size</text:span><text:span text:style-name="T3">: </text:span><text:span text:style-name="T5">1.8rem</text:span><text:span text:style-name="T3">;</text:span></text:p>
      <text:p text:style-name="P3">    <text:span text:style-name="T2">margin</text:span><text:span text:style-name="T3">: </text:span><text:span text:style-name="T5">60px</text:span><text:span text:style-name="T3"> </text:span><text:span text:style-name="T5">0</text:span><text:span text:style-name="T3"> </text:span><text:span text:style-name="T5">10px</text:span><text:span text:style-name="T3"> </text:span><text:span text:style-name="T5">0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8">/* ✅ BOTONES AJUSTADOS */</text:span></text:p>
      <text:p text:style-name="P3">  <text:span text:style-name="T14">.filtros-botones-row</text:span><text:span text:style-name="T3"> {</text:span></text:p>
      <text:p text:style-name="P3">    <text:span text:style-name="T2">display</text:span><text:span text:style-name="T3">: </text:span><text:span text:style-name="T4">flex</text:span><text:span text:style-name="T3">;</text:span></text:p>
      <text:p text:style-name="P3">    <text:span text:style-name="T2">gap</text:span><text:span text:style-name="T3">: </text:span><text:span text:style-name="T5">10px</text:span><text:span text:style-name="T3">;</text:span></text:p>
      <text:p text:style-name="P3">    <text:span text:style-name="T2">width</text:span><text:span text:style-name="T3">: </text:span><text:span text:style-name="T5">100%</text:span><text:span text:style-name="T3">;</text:span></text:p>
      <text:p text:style-name="P3">    <text:span text:style-name="T2">justify-content</text:span><text:span text:style-name="T3">: </text:span><text:span text:style-name="T4">flex-start</text:span><text:span text:style-name="T3">;</text:span></text:p>
      <text:p text:style-name="P3">  <text:span text:style-name="T3">}</text:span></text:p>
      <text:p text:style-name="P4"/>
      <text:p text:style-name="P3">  <text:span text:style-name="T14">.filtros-botones-row</text:span><text:span text:style-name="T3"> </text:span><text:span text:style-name="T14">button</text:span><text:span text:style-name="T3"> {</text:span></text:p>
      <text:p text:style-name="P3">    <text:span text:style-name="T2">flex</text:span><text:span text:style-name="T3">: </text:span><text:span text:style-name="T5">0</text:span><text:span text:style-name="T3"> </text:span><text:span text:style-name="T5">1</text:span><text:span text:style-name="T3"> </text:span><text:span text:style-name="T4">auto</text:span><text:span text:style-name="T3">;</text:span></text:p>
      <text:p text:style-name="P3">    <text:span text:style-name="T2">min-width</text:span><text:span text:style-name="T3">: </text:span><text:span text:style-name="T5">100px</text:span><text:span text:style-name="T3">;</text:span></text:p>
      <text:p text:style-name="P3">    <text:span text:style-name="T2">max-width</text:span><text:span text:style-name="T3">: </text:span><text:span text:style-name="T5">120px</text:span><text:span text:style-name="T3">;</text:span></text:p>
      <text:p text:style-name="P3">  <text:span text:style-name="T3">}  </text:span></text:p>
      <text:p text:style-name="P2">}</text:p>
      <text:p text:style-name="P4"/>
      <text:p text:style-name="P1">/* ============================================</text:p>
      <text:p text:style-name="P5">   💻 <text:span text:style-name="T3">DESKTOP PEQUEÑO (1024x768)</text:span></text:p>
      <text:p text:style-name="P5"><text:soft-page-break/>   <text:span text:style-name="T3">============================================ */</text:span></text:p>
      <text:p text:style-name="P2"><text:span text:style-name="T13">@media</text:span> (<text:span text:style-name="T10">min-width</text:span>: <text:span text:style-name="T9">1024px</text:span>) <text:span text:style-name="T11">and</text:span> (<text:span text:style-name="T10">max-height</text:span>: <text:span text:style-name="T9">768px</text:span>) {</text:p>
      <text:p text:style-name="P3">  <text:span text:style-name="T8">/* ✅ AJUSTAR BOTONES PARA QUE NO SE DESBORDEN */</text:span></text:p>
      <text:p text:style-name="P3">  <text:span text:style-name="T14">.filtros-botones-row</text:span><text:span text:style-name="T3"> {</text:span></text:p>
      <text:p text:style-name="P3">    <text:span text:style-name="T2">display</text:span><text:span text:style-name="T3">: </text:span><text:span text:style-name="T4">flex</text:span><text:span text:style-name="T3">;</text:span></text:p>
      <text:p text:style-name="P3">    <text:span text:style-name="T2">gap</text:span><text:span text:style-name="T3">: </text:span><text:span text:style-name="T5">8px</text:span><text:span text:style-name="T3">;</text:span></text:p>
      <text:p text:style-name="P3">    <text:span text:style-name="T2">flex-wrap</text:span><text:span text:style-name="T3">: </text:span><text:span text:style-name="T4">nowrap</text:span><text:span text:style-name="T3">;</text:span></text:p>
      <text:p text:style-name="P3">  <text:span text:style-name="T3">}</text:span></text:p>
      <text:p text:style-name="P4"/>
      <text:p text:style-name="P3">  <text:span text:style-name="T14">.filtros-botones-row</text:span><text:span text:style-name="T3"> </text:span><text:span text:style-name="T14">button</text:span><text:span text:style-name="T3">,</text:span></text:p>
      <text:p text:style-name="P3">  <text:span text:style-name="T14">.filtro-button</text:span><text:span text:style-name="T3"> {</text:span></text:p>
      <text:p text:style-name="P3">    <text:span text:style-name="T2">flex</text:span><text:span text:style-name="T3">: </text:span><text:span text:style-name="T5">0</text:span><text:span text:style-name="T3"> </text:span><text:span text:style-name="T5">0</text:span><text:span text:style-name="T3"> </text:span><text:span text:style-name="T4">auto</text:span><text:span text:style-name="T3">;</text:span></text:p>
      <text:p text:style-name="P3">    <text:span text:style-name="T2">min-width</text:span><text:span text:style-name="T3">: </text:span><text:span text:style-name="T5">95px</text:span><text:span text:style-name="T3">;</text:span></text:p>
      <text:p text:style-name="P3">    <text:span text:style-name="T2">max-width</text:span><text:span text:style-name="T3">: </text:span><text:span text:style-name="T5">95px</text:span><text:span text:style-name="T3">;</text:span></text:p>
      <text:p text:style-name="P3">    <text:span text:style-name="T2">padding</text:span><text:span text:style-name="T3">: </text:span><text:span text:style-name="T5">6px</text:span><text:span text:style-name="T3"> </text:span><text:span text:style-name="T5">10px</text:span><text:span text:style-name="T3">;</text:span></text:p>
      <text:p text:style-name="P3">    <text:span text:style-name="T2">font-size</text:span><text:span text:style-name="T3">: </text:span><text:span text:style-name="T5">0.82rem</text:span><text:span text:style-name="T3">;        </text:span></text:p>
      <text:p text:style-name="P3">  <text:span text:style-name="T3">}</text:span></text:p>
      <text:p text:style-name="P3">  </text:p>
      <text:p text:style-name="P2">}</text:p>
      <text:p text:style-name="P6"/>
      <text:p text:style-name="P1">/* ============================================</text:p>
      <text:p text:style-name="P5">   📱 <text:span text:style-name="T3">MÓVIL GRANDE (640px - 767px)</text:span></text:p>
      <text:p text:style-name="P5">   <text:span text:style-name="T3">============================================ */</text:span></text:p>
      <text:p text:style-name="P2"><text:span text:style-name="T13">@media</text:span> (<text:span text:style-name="T10">max-width</text:span>: <text:span text:style-name="T9">767px</text:span>) {</text:p>
      <text:p text:style-name="P3">  <text:span text:style-name="T8">/* ✅ FORZAR contenedor de lista para permitir scroll */</text:span></text:p>
      <text:p text:style-name="P3">  <text:span text:style-name="T14">.lista-deudas</text:span><text:span text:style-name="T3"> {</text:span></text:p>
      <text:p text:style-name="P3">    <text:span text:style-name="T2">overflow-x</text:span><text:span text:style-name="T3">: </text:span><text:span text:style-name="T4">auto</text:span><text:span text:style-name="T3"> </text:span><text:span text:style-name="T6">!important</text:span><text:span text:style-name="T3">;</text:span></text:p>
      <text:p text:style-name="P3">    <text:span text:style-name="T2">overflow-y</text:span><text:span text:style-name="T3">: </text:span><text:span text:style-name="T4">visible</text:span><text:span text:style-name="T3"> </text:span><text:span text:style-name="T6">!important</text:span><text:span text:style-name="T3">;</text:span></text:p>
      <text:p text:style-name="P3">    <text:span text:style-name="T2">-webkit-overflow-scrolling</text:span><text:span text:style-name="T3">: </text:span><text:span text:style-name="T4">touch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8">/* Quitar restricciones del tabla-con-scroll */</text:span></text:p>
      <text:p text:style-name="P3">  <text:span text:style-name="T14">.tabla-con-scroll</text:span><text:span text:style-name="T3"> {</text:span></text:p>
      <text:p text:style-name="P3">    <text:span text:style-name="T2">overflow</text:span><text:span text:style-name="T3">: </text:span><text:span text:style-name="T4">visible</text:span><text:span text:style-name="T3"> </text:span><text:span text:style-name="T6">!important</text:span><text:span text:style-name="T3">;</text:span></text:p>
      <text:p text:style-name="P3">    <text:span text:style-name="T2">width</text:span><text:span text:style-name="T3">: </text:span><text:span text:style-name="T4">auto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8">/* Forzar ancho mínimo de la tabla */</text:span></text:p>
      <text:p text:style-name="P3">  <text:span text:style-name="T14">.lista-deudas</text:span><text:span text:style-name="T3"> </text:span><text:span text:style-name="T14">table</text:span><text:span text:style-name="T3"> {</text:span></text:p>
      <text:p text:style-name="P3">    <text:span text:style-name="T2">min-width</text:span><text:span text:style-name="T3">: </text:span><text:span text:style-name="T5">800px</text:span><text:span text:style-name="T3"> </text:span><text:span text:style-name="T6">!important</text:span><text:span text:style-name="T3">;  </text:span><text:span text:style-name="T8">/* ← CAMBIO: de 750px a 800px */</text:span></text:p>
      <text:p text:style-name="P3">    <text:span text:style-name="T2">width</text:span><text:span text:style-name="T3">: </text:span><text:span text:style-name="T5">800px</text:span><text:span text:style-name="T3"> </text:span><text:span text:style-name="T6">!important</text:span><text:span text:style-name="T3">;</text:span></text:p>
      <text:p text:style-name="P3">    <text:span text:style-name="T2">table-layout</text:span><text:span text:style-name="T3">: </text:span><text:span text:style-name="T4">fixed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8">/* Hacer columnas de ancho fijo */</text:span></text:p>
      <text:p text:style-name="P3">  <text:span text:style-name="T14">.lista-deudas</text:span><text:span text:style-name="T3"> </text:span><text:span text:style-name="T14">th:nth-child</text:span><text:span text:style-name="T3">(</text:span><text:span text:style-name="T5">1</text:span><text:span text:style-name="T3">),</text:span></text:p>
      <text:p text:style-name="P3">  <text:span text:style-name="T14">.lista-deudas</text:span><text:span text:style-name="T3"> </text:span><text:span text:style-name="T14">td:nth-child</text:span><text:span text:style-name="T3">(</text:span><text:span text:style-name="T5">1</text:span><text:span text:style-name="T3">) {</text:span></text:p>
      <text:p text:style-name="P3">    <text:span text:style-name="T2">width</text:span><text:span text:style-name="T3">: </text:span><text:span text:style-name="T5">150px</text:span><text:span text:style-name="T3"> </text:span><text:span text:style-name="T6">!important</text:span><text:span text:style-name="T3">;</text:span></text:p>
      <text:p text:style-name="P3">    <text:span text:style-name="T2">min-width</text:span><text:span text:style-name="T3">: </text:span><text:span text:style-name="T5">150px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><text:soft-page-break/></text:p>
      <text:p text:style-name="P3">  <text:span text:style-name="T14">.lista-deudas</text:span><text:span text:style-name="T3"> </text:span><text:span text:style-name="T14">th:nth-child</text:span><text:span text:style-name="T3">(</text:span><text:span text:style-name="T5">2</text:span><text:span text:style-name="T3">),</text:span></text:p>
      <text:p text:style-name="P3">  <text:span text:style-name="T14">.lista-deudas</text:span><text:span text:style-name="T3"> </text:span><text:span text:style-name="T14">td:nth-child</text:span><text:span text:style-name="T3">(</text:span><text:span text:style-name="T5">2</text:span><text:span text:style-name="T3">) {</text:span></text:p>
      <text:p text:style-name="P3">    <text:span text:style-name="T2">width</text:span><text:span text:style-name="T3">: </text:span><text:span text:style-name="T5">110px</text:span><text:span text:style-name="T3"> </text:span><text:span text:style-name="T6">!important</text:span><text:span text:style-name="T3">;</text:span></text:p>
      <text:p text:style-name="P3">    <text:span text:style-name="T2">min-width</text:span><text:span text:style-name="T3">: </text:span><text:span text:style-name="T5">110px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14">.lista-deudas</text:span><text:span text:style-name="T3"> </text:span><text:span text:style-name="T14">th:nth-child</text:span><text:span text:style-name="T3">(</text:span><text:span text:style-name="T5">3</text:span><text:span text:style-name="T3">),</text:span></text:p>
      <text:p text:style-name="P3">  <text:span text:style-name="T14">.lista-deudas</text:span><text:span text:style-name="T3"> </text:span><text:span text:style-name="T14">td:nth-child</text:span><text:span text:style-name="T3">(</text:span><text:span text:style-name="T5">3</text:span><text:span text:style-name="T3">) {</text:span></text:p>
      <text:p text:style-name="P3">    <text:span text:style-name="T2">width</text:span><text:span text:style-name="T3">: </text:span><text:span text:style-name="T5">110px</text:span><text:span text:style-name="T3"> </text:span><text:span text:style-name="T6">!important</text:span><text:span text:style-name="T3">;</text:span></text:p>
      <text:p text:style-name="P3">    <text:span text:style-name="T2">min-width</text:span><text:span text:style-name="T3">: </text:span><text:span text:style-name="T5">110px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14">.lista-deudas</text:span><text:span text:style-name="T3"> </text:span><text:span text:style-name="T14">th:nth-child</text:span><text:span text:style-name="T3">(</text:span><text:span text:style-name="T5">4</text:span><text:span text:style-name="T3">),</text:span></text:p>
      <text:p text:style-name="P3">  <text:span text:style-name="T14">.lista-deudas</text:span><text:span text:style-name="T3"> </text:span><text:span text:style-name="T14">td:nth-child</text:span><text:span text:style-name="T3">(</text:span><text:span text:style-name="T5">4</text:span><text:span text:style-name="T3">) {</text:span></text:p>
      <text:p text:style-name="P3">    <text:span text:style-name="T2">width</text:span><text:span text:style-name="T3">: </text:span><text:span text:style-name="T5">100px</text:span><text:span text:style-name="T3"> </text:span><text:span text:style-name="T6">!important</text:span><text:span text:style-name="T3">;</text:span></text:p>
      <text:p text:style-name="P3">    <text:span text:style-name="T2">min-width</text:span><text:span text:style-name="T3">: </text:span><text:span text:style-name="T5">100px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14">.lista-deudas</text:span><text:span text:style-name="T3"> </text:span><text:span text:style-name="T14">th:nth-child</text:span><text:span text:style-name="T3">(</text:span><text:span text:style-name="T5">5</text:span><text:span text:style-name="T3">),</text:span></text:p>
      <text:p text:style-name="P3">  <text:span text:style-name="T14">.lista-deudas</text:span><text:span text:style-name="T3"> </text:span><text:span text:style-name="T14">td:nth-child</text:span><text:span text:style-name="T3">(</text:span><text:span text:style-name="T5">5</text:span><text:span text:style-name="T3">) {</text:span></text:p>
      <text:p text:style-name="P3">    <text:span text:style-name="T2">width</text:span><text:span text:style-name="T3">: </text:span><text:span text:style-name="T5">100px</text:span><text:span text:style-name="T3"> </text:span><text:span text:style-name="T6">!important</text:span><text:span text:style-name="T3">;</text:span></text:p>
      <text:p text:style-name="P3">    <text:span text:style-name="T2">min-width</text:span><text:span text:style-name="T3">: </text:span><text:span text:style-name="T5">100px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14">.lista-deudas</text:span><text:span text:style-name="T3"> </text:span><text:span text:style-name="T14">th:nth-child</text:span><text:span text:style-name="T3">(</text:span><text:span text:style-name="T5">6</text:span><text:span text:style-name="T3">),</text:span></text:p>
      <text:p text:style-name="P3">  <text:span text:style-name="T14">.lista-deudas</text:span><text:span text:style-name="T3"> </text:span><text:span text:style-name="T14">td:nth-child</text:span><text:span text:style-name="T3">(</text:span><text:span text:style-name="T5">6</text:span><text:span text:style-name="T3">) {</text:span></text:p>
      <text:p text:style-name="P3">    <text:span text:style-name="T2">width</text:span><text:span text:style-name="T3">: </text:span><text:span text:style-name="T5">80px</text:span><text:span text:style-name="T3"> </text:span><text:span text:style-name="T6">!important</text:span><text:span text:style-name="T3">;</text:span></text:p>
      <text:p text:style-name="P3">    <text:span text:style-name="T2">min-width</text:span><text:span text:style-name="T3">: </text:span><text:span text:style-name="T5">80px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3">  </text:p>
      <text:p text:style-name="P1">/* Celdas de la columna Acciones (header y body) */</text:p>
      <text:p text:style-name="P2"><text:span text:style-name="T1">.lista-deudas</text:span> <text:span text:style-name="T1">th:nth-child</text:span>(<text:span text:style-name="T9">7</text:span>),</text:p>
      <text:p text:style-name="P2"><text:span text:style-name="T1">.lista-deudas</text:span> <text:span text:style-name="T1">td:nth-child</text:span>(<text:span text:style-name="T9">7</text:span>) {</text:p>
      <text:p text:style-name="P3">  <text:span text:style-name="T2">width</text:span><text:span text:style-name="T3">: </text:span><text:span text:style-name="T5">180px</text:span><text:span text:style-name="T3"> </text:span><text:span text:style-name="T6">!important</text:span><text:span text:style-name="T3">;</text:span></text:p>
      <text:p text:style-name="P3">  <text:span text:style-name="T2">min-width</text:span><text:span text:style-name="T3">: </text:span><text:span text:style-name="T5">180px</text:span><text:span text:style-name="T3"> </text:span><text:span text:style-name="T6">!important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94a3b8</text:span><text:span text:style-name="T3"> </text:span><text:span text:style-name="T6">!important</text:span><text:span text:style-name="T3">;</text:span></text:p>
      <text:p text:style-name="P3">  <text:span text:style-name="T2">padding</text:span><text:span text:style-name="T3">: </text:span><text:span text:style-name="T5">8px</text:span><text:span text:style-name="T3"> </text:span><text:span text:style-name="T6">!important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 </text:span><text:span text:style-name="T6">!important</text:span><text:span text:style-name="T3">;</text:span></text:p>
      <text:p text:style-name="P3">  <text:span text:style-name="T2">vertical-align</text:span><text:span text:style-name="T3">: </text:span><text:span text:style-name="T4">middle</text:span><text:span text:style-name="T3"> </text:span><text:span text:style-name="T6">!important</text:span><text:span text:style-name="T3">;</text:span></text:p>
      <text:p text:style-name="P2">}</text:p>
      <text:p text:style-name="P4"/>
      <text:p text:style-name="P3">  <text:span text:style-name="T8">/* Barra de scroll MÁS VISIBLE */</text:span></text:p>
      <text:p text:style-name="P3">  <text:span text:style-name="T14">.lista-deudas::-webkit-scrollbar</text:span><text:span text:style-name="T3"> {</text:span></text:p>
      <text:p text:style-name="P3">    <text:span text:style-name="T2">height</text:span><text:span text:style-name="T3">: </text:span><text:span text:style-name="T5">14px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14">.lista-deudas::-webkit-scrollbar-track</text:span><text:span text:style-name="T3"> {</text:span></text:p>
      <text:p text:style-name="P3">    <text:span text:style-name="T2">background</text:span><text:span text:style-name="T3">: </text:span><text:span text:style-name="T4">#f1f1f1</text:span><text:span text:style-name="T3"> </text:span><text:span text:style-name="T6">!important</text:span><text:span text:style-name="T3">;</text:span></text:p>
      <text:p text:style-name="P3">    <text:span text:style-name="T2">border-radius</text:span><text:span text:style-name="T3">: </text:span><text:span text:style-name="T5">10px</text:span><text:span text:style-name="T3"> </text:span><text:span text:style-name="T6">!important</text:span><text:span text:style-name="T3">;</text:span></text:p>
      <text:p text:style-name="P3">    <text:span text:style-name="T2">margin</text:span><text:span text:style-name="T3">: </text:span><text:span text:style-name="T5">0</text:span><text:span text:style-name="T3"> </text:span><text:span text:style-name="T5">10px</text:span><text:span text:style-name="T3"> </text:span><text:span text:style-name="T6">!important</text:span><text:span text:style-name="T3">;</text:span></text:p>
      <text:p text:style-name="P3"><text:soft-page-break/>  <text:span text:style-name="T3">}</text:span></text:p>
      <text:p text:style-name="P4"/>
      <text:p text:style-name="P3">  <text:span text:style-name="T14">.lista-deudas::-webkit-scrollbar-thumb</text:span><text:span text:style-name="T3"> {</text:span></text:p>
      <text:p text:style-name="P3">    <text:span text:style-name="T2">background</text:span><text:span text:style-name="T3">: </text:span><text:span text:style-name="T4">#0088fe</text:span><text:span text:style-name="T3"> </text:span><text:span text:style-name="T6">!important</text:span><text:span text:style-name="T3">;</text:span></text:p>
      <text:p text:style-name="P3">    <text:span text:style-name="T2">border-radius</text:span><text:span text:style-name="T3">: </text:span><text:span text:style-name="T5">10px</text:span><text:span text:style-name="T3"> </text:span><text:span text:style-name="T6">!important</text:span><text:span text:style-name="T3">;</text:span></text:p>
      <text:p text:style-name="P3">    <text:span text:style-name="T2">border</text:span><text:span text:style-name="T3">: </text:span><text:span text:style-name="T5">3px</text:span><text:span text:style-name="T3"> </text:span><text:span text:style-name="T4">solid</text:span><text:span text:style-name="T3"> </text:span><text:span text:style-name="T4">#f1f1f1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14">.lista-deudas::-webkit-scrollbar-thumb:hover</text:span><text:span text:style-name="T3"> {</text:span></text:p>
      <text:p text:style-name="P3">    <text:span text:style-name="T2">background</text:span><text:span text:style-name="T3">: </text:span><text:span text:style-name="T4">#006fcb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8">/* ✅ FILTROS APILADOS VERTICALMENTE */</text:span></text:p>
      <text:p text:style-name="P3">  <text:span text:style-name="T14">.filtros-fila-1</text:span><text:span text:style-name="T3"> {</text:span></text:p>
      <text:p text:style-name="P3">    <text:span text:style-name="T2">display</text:span><text:span text:style-name="T3">: </text:span><text:span text:style-name="T4">flex</text:span><text:span text:style-name="T3">;</text:span></text:p>
      <text:p text:style-name="P3">    <text:span text:style-name="T2">flex-direction</text:span><text:span text:style-name="T3">: </text:span><text:span text:style-name="T4">column</text:span><text:span text:style-name="T3">;</text:span></text:p>
      <text:p text:style-name="P3">    <text:span text:style-name="T2">align-items</text:span><text:span text:style-name="T3">: </text:span><text:span text:style-name="T4">stretch</text:span><text:span text:style-name="T3">;</text:span></text:p>
      <text:p text:style-name="P3">    <text:span text:style-name="T2">gap</text:span><text:span text:style-name="T3">: </text:span><text:span text:style-name="T5">10px</text:span><text:span text:style-name="T3"> </text:span><text:span text:style-name="T6">!important</text:span><text:span text:style-name="T3">;</text:span></text:p>
      <text:p text:style-name="P3">    <text:span text:style-name="T2">padding</text:span><text:span text:style-name="T3">: </text:span><text:span text:style-name="T5">10px</text:span><text:span text:style-name="T3">;</text:span></text:p>
      <text:p text:style-name="P3">  <text:span text:style-name="T3">}</text:span></text:p>
      <text:p text:style-name="P4"/>
      <text:p text:style-name="P3">  <text:span text:style-name="T14">.filtros-fila-1</text:span><text:span text:style-name="T3"> </text:span><text:span text:style-name="T14">label</text:span><text:span text:style-name="T3"> {</text:span></text:p>
      <text:p text:style-name="P3">    <text:span text:style-name="T2">width</text:span><text:span text:style-name="T3">: </text:span><text:span text:style-name="T5">100%</text:span><text:span text:style-name="T3">;</text:span></text:p>
      <text:p text:style-name="P3">    <text:span text:style-name="T2">display</text:span><text:span text:style-name="T3">: </text:span><text:span text:style-name="T4">flex</text:span><text:span text:style-name="T3">;</text:span></text:p>
      <text:p text:style-name="P3">    <text:span text:style-name="T2">flex-direction</text:span><text:span text:style-name="T3">: </text:span><text:span text:style-name="T4">column</text:span><text:span text:style-name="T3">;</text:span></text:p>
      <text:p text:style-name="P3">    <text:span text:style-name="T2">gap</text:span><text:span text:style-name="T3">: </text:span><text:span text:style-name="T5">6px</text:span><text:span text:style-name="T3">;</text:span></text:p>
      <text:p text:style-name="P3">  <text:span text:style-name="T3">}</text:span></text:p>
      <text:p text:style-name="P4"/>
      <text:p text:style-name="P3">  <text:span text:style-name="T14">.filtro-input-fecha</text:span><text:span text:style-name="T3"> {</text:span></text:p>
      <text:p text:style-name="P3">    <text:span text:style-name="T2">width</text:span><text:span text:style-name="T3">: </text:span><text:span text:style-name="T5">100%</text:span><text:span text:style-name="T3"> </text:span><text:span text:style-name="T6">!important</text:span><text:span text:style-name="T3">;</text:span></text:p>
      <text:p text:style-name="P3">    <text:span text:style-name="T2">height</text:span><text:span text:style-name="T3">: </text:span><text:span text:style-name="T5">44px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8">/* ✅ BOTONES EN FILA HORIZONTAL (UNO AL LADO DEL OTRO) */</text:span></text:p>
      <text:p text:style-name="P3">  <text:span text:style-name="T14">.filtros-fila-1</text:span><text:span text:style-name="T3"> </text:span><text:span text:style-name="T15">&gt;</text:span><text:span text:style-name="T3"> </text:span><text:span text:style-name="T14">button:nth-last-child</text:span><text:span text:style-name="T3">(</text:span><text:span text:style-name="T5">1</text:span><text:span text:style-name="T3">),</text:span></text:p>
      <text:p text:style-name="P3">  <text:span text:style-name="T14">.filtros-fila-1</text:span><text:span text:style-name="T3"> </text:span><text:span text:style-name="T15">&gt;</text:span><text:span text:style-name="T3"> </text:span><text:span text:style-name="T14">button:nth-last-child</text:span><text:span text:style-name="T3">(</text:span><text:span text:style-name="T5">2</text:span><text:span text:style-name="T3">) {</text:span></text:p>
      <text:p text:style-name="P3">    <text:span text:style-name="T2">display</text:span><text:span text:style-name="T3">: </text:span><text:span text:style-name="T4">inline-flex</text:span><text:span text:style-name="T3"> </text:span><text:span text:style-name="T6">!important</text:span><text:span text:style-name="T3">;</text:span></text:p>
      <text:p text:style-name="P3">    <text:span text:style-name="T2">width</text:span><text:span text:style-name="T3">: </text:span><text:span text:style-name="T7">calc</text:span><text:span text:style-name="T3">(</text:span><text:span text:style-name="T5">50%</text:span><text:span text:style-name="T3"> </text:span><text:span text:style-name="T15">-</text:span><text:span text:style-name="T3"> </text:span><text:span text:style-name="T5">5px</text:span><text:span text:style-name="T3">) </text:span><text:span text:style-name="T6">!important</text:span><text:span text:style-name="T3">;</text:span></text:p>
      <text:p text:style-name="P3">    <text:span text:style-name="T2">vertical-align</text:span><text:span text:style-name="T3">: </text:span><text:span text:style-name="T4">top</text:span><text:span text:style-name="T3">;</text:span></text:p>
      <text:p text:style-name="P3">  <text:span text:style-name="T3">}</text:span></text:p>
      <text:p text:style-name="P4"/>
      <text:p text:style-name="P3">  <text:span text:style-name="T14">.filtros-fila-1</text:span><text:span text:style-name="T3"> </text:span><text:span text:style-name="T15">&gt;</text:span><text:span text:style-name="T3"> </text:span><text:span text:style-name="T14">button:nth-last-child</text:span><text:span text:style-name="T3">(</text:span><text:span text:style-name="T5">2</text:span><text:span text:style-name="T3">) {</text:span></text:p>
      <text:p text:style-name="P3">    <text:span text:style-name="T2">margin-right</text:span><text:span text:style-name="T3">: </text:span><text:span text:style-name="T5">10px</text:span><text:span text:style-name="T3">;</text:span></text:p>
      <text:p text:style-name="P3">  <text:span text:style-name="T3">}</text:span></text:p>
      <text:p text:style-name="P4"/>
      <text:p text:style-name="P3">  <text:span text:style-name="T8">/* Si hay contenedor específico para botones */</text:span></text:p>
      <text:p text:style-name="P3">  <text:span text:style-name="T14">.filtros-botones-row</text:span><text:span text:style-name="T3"> {</text:span></text:p>
      <text:p text:style-name="P3">    <text:span text:style-name="T2">display</text:span><text:span text:style-name="T3">: </text:span><text:span text:style-name="T4">flex</text:span><text:span text:style-name="T3"> </text:span><text:span text:style-name="T6">!important</text:span><text:span text:style-name="T3">;</text:span></text:p>
      <text:p text:style-name="P3">    <text:span text:style-name="T2">flex-direction</text:span><text:span text:style-name="T3">: </text:span><text:span text:style-name="T4">row</text:span><text:span text:style-name="T3"> </text:span><text:span text:style-name="T6">!important</text:span><text:span text:style-name="T3">;</text:span></text:p>
      <text:p text:style-name="P3">    <text:span text:style-name="T2">gap</text:span><text:span text:style-name="T3">: </text:span><text:span text:style-name="T5">10px</text:span><text:span text:style-name="T3">;</text:span></text:p>
      <text:p text:style-name="P3">    <text:span text:style-name="T2">width</text:span><text:span text:style-name="T3">: </text:span><text:span text:style-name="T5">100%</text:span><text:span text:style-name="T3">;</text:span></text:p>
      <text:p text:style-name="P3"><text:soft-page-break/>  <text:span text:style-name="T3">}</text:span></text:p>
      <text:p text:style-name="P4"/>
      <text:p text:style-name="P3">  <text:span text:style-name="T14">.filtros-botones-row</text:span><text:span text:style-name="T3"> </text:span><text:span text:style-name="T14">button</text:span><text:span text:style-name="T3"> {</text:span></text:p>
      <text:p text:style-name="P3">    <text:span text:style-name="T2">flex</text:span><text:span text:style-name="T3">: </text:span><text:span text:style-name="T5">1</text:span><text:span text:style-name="T3"> </text:span><text:span text:style-name="T6">!important</text:span><text:span text:style-name="T3">;</text:span></text:p>
      <text:p text:style-name="P3">    <text:span text:style-name="T2">min-width</text:span><text:span text:style-name="T3">: </text:span><text:span text:style-name="T5">0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14">.filtro-button</text:span><text:span text:style-name="T3"> {</text:span></text:p>
      <text:p text:style-name="P3">    <text:span text:style-name="T2">width</text:span><text:span text:style-name="T3">: </text:span><text:span text:style-name="T5">100%</text:span><text:span text:style-name="T3">;</text:span></text:p>
      <text:p text:style-name="P3">  <text:span text:style-name="T3">}</text:span></text:p>
      <text:p text:style-name="P4"/>
      <text:p text:style-name="P3"> <text:span text:style-name="T8">/* ✅ BOTONES CENTRADOS CON SEPARACIÓN */</text:span></text:p>
      <text:p text:style-name="P3">  <text:span text:style-name="T14">.filtros-deuda</text:span><text:span text:style-name="T3"> {</text:span></text:p>
      <text:p text:style-name="P3">    <text:span text:style-name="T2">display</text:span><text:span text:style-name="T3">: </text:span><text:span text:style-name="T4">flex</text:span><text:span text:style-name="T3">;</text:span></text:p>
      <text:p text:style-name="P3">    <text:span text:style-name="T2">flex-direction</text:span><text:span text:style-name="T3">: </text:span><text:span text:style-name="T4">column</text:span><text:span text:style-name="T3">;</text:span></text:p>
      <text:p text:style-name="P3">    <text:span text:style-name="T2">align-items</text:span><text:span text:style-name="T3">: </text:span><text:span text:style-name="T4">center</text:span><text:span text:style-name="T3">;</text:span></text:p>
      <text:p text:style-name="P3">  <text:span text:style-name="T3">}</text:span></text:p>
      <text:p text:style-name="P4"/>
      <text:p text:style-name="P3">  <text:span text:style-name="T14">.controles-busqueda</text:span><text:span text:style-name="T3"> {</text:span></text:p>
      <text:p text:style-name="P3">    <text:span text:style-name="T2">display</text:span><text:span text:style-name="T3">: </text:span><text:span text:style-name="T4">flex</text:span><text:span text:style-name="T3">;</text:span></text:p>
      <text:p text:style-name="P3">    <text:span text:style-name="T2">justify-content</text:span><text:span text:style-name="T3">: </text:span><text:span text:style-name="T4">center</text:span><text:span text:style-name="T3">;</text:span></text:p>
      <text:p text:style-name="P3">    <text:span text:style-name="T2">gap</text:span><text:span text:style-name="T3">: </text:span><text:span text:style-name="T5">10px</text:span><text:span text:style-name="T3">;</text:span></text:p>
      <text:p text:style-name="P3">    <text:span text:style-name="T2">width</text:span><text:span text:style-name="T3">: </text:span><text:span text:style-name="T5">100%</text:span><text:span text:style-name="T3">;</text:span></text:p>
      <text:p text:style-name="P3">  <text:span text:style-name="T3">}  </text:span></text:p>
      <text:p text:style-name="P4"/>
      <text:p text:style-name="P3">  <text:span text:style-name="T14">.controles-busqueda</text:span><text:span text:style-name="T3"> </text:span><text:span text:style-name="T14">button</text:span><text:span text:style-name="T3"> {</text:span></text:p>
      <text:p text:style-name="P3">    <text:span text:style-name="T2">margin</text:span><text:span text:style-name="T3">: </text:span><text:span text:style-name="T5">0</text:span><text:span text:style-name="T3"> </text:span><text:span text:style-name="T5">5px</text:span><text:span text:style-name="T3"> </text:span><text:span text:style-name="T6">!important</text:span><text:span text:style-name="T3">;</text:span></text:p>
      <text:p text:style-name="P3">  <text:span text:style-name="T3">}</text:span></text:p>
      <text:p text:style-name="P4"/>
      <text:p text:style-name="P3">  <text:span text:style-name="T8">/* Fechas en columna */</text:span></text:p>
      <text:p text:style-name="P3">  <text:span text:style-name="T14">.fechas-container</text:span><text:span text:style-name="T3"> {</text:span></text:p>
      <text:p text:style-name="P3">    <text:span text:style-name="T2">flex-direction</text:span><text:span text:style-name="T3">: </text:span><text:span text:style-name="T4">column</text:span><text:span text:style-name="T3">;</text:span></text:p>
      <text:p text:style-name="P3">    <text:span text:style-name="T2">gap</text:span><text:span text:style-name="T3">: </text:span><text:span text:style-name="T5">10px</text:span><text:span text:style-name="T3">;</text:span></text:p>
      <text:p text:style-name="P3">  <text:span text:style-name="T3">}</text:span></text:p>
      <text:p text:style-name="P4"/>
      <text:p text:style-name="P3">  <text:span text:style-name="T14">.fecha-input</text:span><text:span text:style-name="T3"> {</text:span></text:p>
      <text:p text:style-name="P3">    <text:span text:style-name="T2">width</text:span><text:span text:style-name="T3">: </text:span><text:span text:style-name="T5">100%</text:span><text:span text:style-name="T3">;</text:span></text:p>
      <text:p text:style-name="P3">  <text:span text:style-name="T3">}</text:span></text:p>
      <text:p text:style-name="P4"/>
      <text:p text:style-name="P3">  <text:span text:style-name="T8">/* ✅ BOTONES EDITAR/ELIMINAR MÁS PEQUEÑOS */</text:span></text:p>
      <text:p text:style-name="P3">  <text:span text:style-name="T8">/*</text:span></text:p>
      <text:p text:style-name="P5">  <text:span text:style-name="T3">.acciones button {</text:span></text:p>
      <text:p text:style-name="P5">    <text:span text:style-name="T3">padding: 4px 8px !important;</text:span></text:p>
      <text:p text:style-name="P5">    <text:span text:style-name="T3">font-size: 0.7rem !important;</text:span></text:p>
      <text:p text:style-name="P5">    <text:span text:style-name="T3">min-width: 60px !important;</text:span></text:p>
      <text:p text:style-name="P5">    <text:span text:style-name="T3">white-space: nowrap;</text:span></text:p>
      <text:p text:style-name="P5">  <text:span text:style-name="T3">}</text:span></text:p>
      <text:p text:style-name="P5">  <text:span text:style-name="T3">*/</text:span></text:p>
      <text:p text:style-name="P3">  <text:span text:style-name="T8">/*Ajustar padding de botones para que quepan */</text:span></text:p>
      <text:p text:style-name="P3">  <text:span text:style-name="T14">.acciones</text:span><text:span text:style-name="T3"> </text:span><text:span text:style-name="T14">button</text:span><text:span text:style-name="T3"> {</text:span></text:p>
      <text:p text:style-name="P3">  <text:span text:style-name="T2">margin</text:span><text:span text:style-name="T3">: </text:span><text:span text:style-name="T5">2px</text:span><text:span text:style-name="T3"> </text:span><text:span text:style-name="T6">!important</text:span><text:span text:style-name="T3">;</text:span></text:p>
      <text:p text:style-name="P3"><text:soft-page-break/>  <text:span text:style-name="T2">padding</text:span><text:span text:style-name="T3">: </text:span><text:span text:style-name="T5">4px</text:span><text:span text:style-name="T3"> </text:span><text:span text:style-name="T5">8px</text:span><text:span text:style-name="T3"> </text:span><text:span text:style-name="T6">!important</text:span><text:span text:style-name="T3">;  </text:span><text:span text:style-name="T8">/* ← Reducir si es necesario */</text:span></text:p>
      <text:p text:style-name="P3">  <text:span text:style-name="T2">font-size</text:span><text:span text:style-name="T3">: </text:span><text:span text:style-name="T5">0.75rem</text:span><text:span text:style-name="T3"> </text:span><text:span text:style-name="T6">!important</text:span><text:span text:style-name="T3">;</text:span></text:p>
      <text:p text:style-name="P3">  <text:span text:style-name="T2">white-space</text:span><text:span text:style-name="T3">: </text:span><text:span text:style-name="T4">nowrap</text:span><text:span text:style-name="T3"> </text:span><text:span text:style-name="T6">!important</text:span><text:span text:style-name="T3">;</text:span></text:p>
      <text:p text:style-name="P3">  <text:span text:style-name="T2">display</text:span><text:span text:style-name="T3">: </text:span><text:span text:style-name="T4">inline-block</text:span><text:span text:style-name="T3"> </text:span><text:span text:style-name="T6">!important</text:span><text:span text:style-name="T3">;</text:span></text:p>
      <text:p text:style-name="P3">  <text:span text:style-name="T3">}    </text:span></text:p>
      <text:p text:style-name="P4"/>
      <text:p text:style-name="P2">}</text:p>
      <text:p text:style-name="P4"/>
      <text:p text:style-name="P1">/* ============================================</text:p>
      <text:p text:style-name="P5">   📱 <text:span text:style-name="T3">TABLET VERTICAL (768px - 1023px)</text:span></text:p>
      <text:p text:style-name="P5">   <text:span text:style-name="T3">============================================ */</text:span></text:p>
      <text:p text:style-name="P2"><text:span text:style-name="T13">@media</text:span> (<text:span text:style-name="T10">min-width</text:span>: <text:span text:style-name="T9">768px</text:span>) <text:span text:style-name="T11">and</text:span> (<text:span text:style-name="T10">max-width</text:span>: <text:span text:style-name="T9">1023px</text:span>) {</text:p>
      <text:p text:style-name="P3">  <text:span text:style-name="T8">/* ✅ AJUSTAR BOTONES */</text:span></text:p>
      <text:p text:style-name="P3">  <text:span text:style-name="T14">.filtros-botones-row</text:span><text:span text:style-name="T3"> {</text:span></text:p>
      <text:p text:style-name="P3">    <text:span text:style-name="T2">display</text:span><text:span text:style-name="T3">: </text:span><text:span text:style-name="T4">flex</text:span><text:span text:style-name="T3">;</text:span></text:p>
      <text:p text:style-name="P3">    <text:span text:style-name="T2">gap</text:span><text:span text:style-name="T3">: </text:span><text:span text:style-name="T5">8px</text:span><text:span text:style-name="T3">;</text:span></text:p>
      <text:p text:style-name="P3">    <text:span text:style-name="T2">flex-wrap</text:span><text:span text:style-name="T3">: </text:span><text:span text:style-name="T4">nowrap</text:span><text:span text:style-name="T3">;</text:span></text:p>
      <text:p text:style-name="P3">  <text:span text:style-name="T3">}</text:span></text:p>
      <text:p text:style-name="P4"/>
      <text:p text:style-name="P3">  <text:span text:style-name="T14">.filtros-botones-row</text:span><text:span text:style-name="T3"> </text:span><text:span text:style-name="T14">button</text:span><text:span text:style-name="T3"> {</text:span></text:p>
      <text:p text:style-name="P3">    <text:span text:style-name="T2">flex</text:span><text:span text:style-name="T3">: </text:span><text:span text:style-name="T5">0</text:span><text:span text:style-name="T3"> </text:span><text:span text:style-name="T5">0</text:span><text:span text:style-name="T3"> </text:span><text:span text:style-name="T4">auto</text:span><text:span text:style-name="T3">;</text:span></text:p>
      <text:p text:style-name="P3">    <text:span text:style-name="T2">min-width</text:span><text:span text:style-name="T3">: </text:span><text:span text:style-name="T5">98px</text:span><text:span text:style-name="T3">;</text:span></text:p>
      <text:p text:style-name="P3">    <text:span text:style-name="T2">max-width</text:span><text:span text:style-name="T3">: </text:span><text:span text:style-name="T5">98px</text:span><text:span text:style-name="T3">;</text:span></text:p>
      <text:p text:style-name="P3">    <text:span text:style-name="T2">padding</text:span><text:span text:style-name="T3">: </text:span><text:span text:style-name="T5">6px</text:span><text:span text:style-name="T3"> </text:span><text:span text:style-name="T5">12px</text:span><text:span text:style-name="T3">;</text:span></text:p>
      <text:p text:style-name="P3">    <text:span text:style-name="T2">font-size</text:span><text:span text:style-name="T3">: </text:span><text:span text:style-name="T5">0.85rem</text:span><text:span text:style-name="T3">;</text:span></text:p>
      <text:p text:style-name="P3">  <text:span text:style-name="T3">}</text:span></text:p>
      <text:p text:style-name="P2">}</text:p>
      <text:p text:style-name="P4"/>
      <text:p text:style-name="P1">/* 📱 MÓVIL PEQUEÑO (320px - 639px) */</text:p>
      <text:p text:style-name="P2"><text:span text:style-name="T13">@media</text:span> (<text:span text:style-name="T10">max-width</text:span>: <text:span text:style-name="T9">639px</text:span>) {</text:p>
      <text:p text:style-name="P3">  <text:span text:style-name="T14">.registrar-deuda-container</text:span><text:span text:style-name="T3"> {</text:span></text:p>
      <text:p text:style-name="P3">    <text:span text:style-name="T2">padding</text:span><text:span text:style-name="T3">: </text:span><text:span text:style-name="T5">5px</text:span><text:span text:style-name="T3">;</text:span></text:p>
      <text:p text:style-name="P3">    <text:span text:style-name="T2">gap</text:span><text:span text:style-name="T3">: </text:span><text:span text:style-name="T5">10px</text:span><text:span text:style-name="T3">;</text:span></text:p>
      <text:p text:style-name="P3">    <text:span text:style-name="T2">margin</text:span><text:span text:style-name="T3">: </text:span><text:span text:style-name="T5">5px</text:span><text:span text:style-name="T3"> </text:span><text:span text:style-name="T4">auto</text:span><text:span text:style-name="T3">;</text:span></text:p>
      <text:p text:style-name="P3">  <text:span text:style-name="T3">}</text:span></text:p>
      <text:p text:style-name="P4"/>
      <text:p text:style-name="P3">  <text:span text:style-name="T14">.titulo-principal</text:span><text:span text:style-name="T3"> {</text:span></text:p>
      <text:p text:style-name="P3">    <text:span text:style-name="T2">font-size</text:span><text:span text:style-name="T3">: </text:span><text:span text:style-name="T5">1.3rem</text:span><text:span text:style-name="T3">;</text:span></text:p>
      <text:p text:style-name="P3">    <text:span text:style-name="T2">margin</text:span><text:span text:style-name="T3">: </text:span><text:span text:style-name="T5">40px</text:span><text:span text:style-name="T3"> </text:span><text:span text:style-name="T5">0</text:span><text:span text:style-name="T3"> </text:span><text:span text:style-name="T5">6px</text:span><text:span text:style-name="T3"> </text:span><text:span text:style-name="T5">0</text:span><text:span text:style-name="T3"> </text:span><text:span text:style-name="T6">!important</text:span><text:span text:style-name="T3">;</text:span></text:p>
      <text:p text:style-name="P3">    <text:span text:style-name="T2">letter-spacing</text:span><text:span text:style-name="T3">: </text:span><text:span text:style-name="T5">1px</text:span><text:span text:style-name="T3">;</text:span></text:p>
      <text:p text:style-name="P3">  <text:span text:style-name="T3">}</text:span></text:p>
      <text:p text:style-name="P4"/>
      <text:p text:style-name="P3">  <text:span text:style-name="T14">.lista-deudas</text:span><text:span text:style-name="T3"> </text:span><text:span text:style-name="T14">h2</text:span><text:span text:style-name="T3">,</text:span></text:p>
      <text:p text:style-name="P3">  <text:span text:style-name="T14">.formulario-deuda</text:span><text:span text:style-name="T3"> </text:span><text:span text:style-name="T14">h2</text:span><text:span text:style-name="T3"> {</text:span></text:p>
      <text:p text:style-name="P3">    <text:span text:style-name="T2">font-size</text:span><text:span text:style-name="T3">: </text:span><text:span text:style-name="T5">1.1rem</text:span><text:span text:style-name="T3">;</text:span></text:p>
      <text:p text:style-name="P3">    <text:span text:style-name="T2">margin-bottom</text:span><text:span text:style-name="T3">: </text:span><text:span text:style-name="T5">4px</text:span><text:span text:style-name="T3">;</text:span></text:p>
      <text:p text:style-name="P3">    <text:span text:style-name="T2">padding-bottom</text:span><text:span text:style-name="T3">: </text:span><text:span text:style-name="T5">3px</text:span><text:span text:style-name="T3">;</text:span></text:p>
      <text:p text:style-name="P3">  <text:span text:style-name="T3">}</text:span></text:p>
      <text:p text:style-name="P4"/>
      <text:p text:style-name="P3">  <text:span text:style-name="T14">.lista-deudas</text:span><text:span text:style-name="T3">,</text:span></text:p>
      <text:p text:style-name="P3">  <text:span text:style-name="T14">.formulario-deuda</text:span><text:span text:style-name="T3"> {</text:span></text:p>
      <text:p text:style-name="P3"><text:soft-page-break/>    <text:span text:style-name="T2">padding</text:span><text:span text:style-name="T3">: </text:span><text:span text:style-name="T5">6px</text:span><text:span text:style-name="T3"> </text:span><text:span text:style-name="T5">12px</text:span><text:span text:style-name="T3">;</text:span></text:p>
      <text:p text:style-name="P3">    <text:span text:style-name="T2">border-radius</text:span><text:span text:style-name="T3">: </text:span><text:span text:style-name="T5">4px</text:span><text:span text:style-name="T3">;</text:span></text:p>
      <text:p text:style-name="P3">  <text:span text:style-name="T3">}</text:span></text:p>
      <text:p text:style-name="P4"/>
      <text:p text:style-name="P3">  <text:span text:style-name="T8">/* Tabla ultra compacta */</text:span></text:p>
      <text:p text:style-name="P3">  <text:span text:style-name="T14">.lista-deudas</text:span><text:span text:style-name="T3"> </text:span><text:span text:style-name="T14">table</text:span><text:span text:style-name="T3"> {</text:span></text:p>
      <text:p text:style-name="P3">    <text:span text:style-name="T2">min-width</text:span><text:span text:style-name="T3">: </text:span><text:span text:style-name="T5">650px</text:span><text:span text:style-name="T3">;</text:span></text:p>
      <text:p text:style-name="P3">  <text:span text:style-name="T3">}</text:span></text:p>
      <text:p text:style-name="P4"/>
      <text:p text:style-name="P3">  <text:span text:style-name="T14">.lista-deudas</text:span><text:span text:style-name="T3"> </text:span><text:span text:style-name="T14">th</text:span><text:span text:style-name="T3">,</text:span></text:p>
      <text:p text:style-name="P3">  <text:span text:style-name="T14">.lista-deudas</text:span><text:span text:style-name="T3"> </text:span><text:span text:style-name="T14">td</text:span><text:span text:style-name="T3"> {</text:span></text:p>
      <text:p text:style-name="P3">    <text:span text:style-name="T2">font-size</text:span><text:span text:style-name="T3">: </text:span><text:span text:style-name="T5">0.75rem</text:span><text:span text:style-name="T3">;</text:span></text:p>
      <text:p text:style-name="P3">    <text:span text:style-name="T2">padding</text:span><text:span text:style-name="T3">: </text:span><text:span text:style-name="T5">3px</text:span><text:span text:style-name="T3"> </text:span><text:span text:style-name="T5">4px</text:span><text:span text:style-name="T3">;</text:span></text:p>
      <text:p text:style-name="P3">  <text:span text:style-name="T3">}</text:span></text:p>
      <text:p text:style-name="P4"/>
      <text:p text:style-name="P3">  <text:span text:style-name="T8">/* Formulario más compacto */</text:span></text:p>
      <text:p text:style-name="P3">  <text:span text:style-name="T14">.formulario-deuda</text:span><text:span text:style-name="T3"> </text:span><text:span text:style-name="T14">label</text:span><text:span text:style-name="T3"> {</text:span></text:p>
      <text:p text:style-name="P3">    <text:span text:style-name="T2">font-size</text:span><text:span text:style-name="T3">: </text:span><text:span text:style-name="T5">0.85rem</text:span><text:span text:style-name="T3">;</text:span></text:p>
      <text:p text:style-name="P3">    <text:span text:style-name="T2">margin-bottom</text:span><text:span text:style-name="T3">: </text:span><text:span text:style-name="T5">4px</text:span><text:span text:style-name="T3">;</text:span></text:p>
      <text:p text:style-name="P3">  <text:span text:style-name="T3">}</text:span></text:p>
      <text:p text:style-name="P4"/>
      <text:p text:style-name="P3">  <text:span text:style-name="T14">.formulario-deuda</text:span><text:span text:style-name="T3"> </text:span><text:span text:style-name="T14">input</text:span><text:span text:style-name="T3">[</text:span><text:span text:style-name="T2">type</text:span><text:span text:style-name="T15">=</text:span><text:span text:style-name="T4">"text"</text:span><text:span text:style-name="T3">],</text:span></text:p>
      <text:p text:style-name="P3">  <text:span text:style-name="T14">.formulario-deuda</text:span><text:span text:style-name="T3"> </text:span><text:span text:style-name="T14">input</text:span><text:span text:style-name="T3">[</text:span><text:span text:style-name="T2">type</text:span><text:span text:style-name="T15">=</text:span><text:span text:style-name="T4">"number"</text:span><text:span text:style-name="T3">] {</text:span></text:p>
      <text:p text:style-name="P3">    <text:span text:style-name="T2">padding</text:span><text:span text:style-name="T3">: </text:span><text:span text:style-name="T5">8px</text:span><text:span text:style-name="T3">;</text:span></text:p>
      <text:p text:style-name="P3">    <text:span text:style-name="T2">font-size</text:span><text:span text:style-name="T3">: </text:span><text:span text:style-name="T5">0.9rem</text:span><text:span text:style-name="T3">;</text:span></text:p>
      <text:p text:style-name="P3">  <text:span text:style-name="T3">}</text:span></text:p>
      <text:p text:style-name="P4"/>
      <text:p text:style-name="P3">  <text:span text:style-name="T14">.formulario-deuda</text:span><text:span text:style-name="T3"> </text:span><text:span text:style-name="T14">button</text:span><text:span text:style-name="T3"> {</text:span></text:p>
      <text:p text:style-name="P3">    <text:span text:style-name="T2">padding</text:span><text:span text:style-name="T3">: </text:span><text:span text:style-name="T5">10px</text:span><text:span text:style-name="T3">;</text:span></text:p>
      <text:p text:style-name="P3">    <text:span text:style-name="T2">font-size</text:span><text:span text:style-name="T3">: </text:span><text:span text:style-name="T5">0.9rem</text:span><text:span text:style-name="T3">;</text:span></text:p>
      <text:p text:style-name="P3">  <text:span text:style-name="T3">}</text:span></text:p>
      <text:p text:style-name="P4"/>
      <text:p text:style-name="P3">  <text:span text:style-name="T8">/* Barra de estado compacta */</text:span></text:p>
      <text:p text:style-name="P3">  <text:span text:style-name="T14">.barra-estado</text:span><text:span text:style-name="T3"> {</text:span></text:p>
      <text:p text:style-name="P3">    <text:span text:style-name="T2">font-size</text:span><text:span text:style-name="T3">: </text:span><text:span text:style-name="T5">0.85rem</text:span><text:span text:style-name="T3">;</text:span></text:p>
      <text:p text:style-name="P3">    <text:span text:style-name="T2">padding</text:span><text:span text:style-name="T3">: </text:span><text:span text:style-name="T5">6px</text:span><text:span text:style-name="T3"> </text:span><text:span text:style-name="T5">8px</text:span><text:span text:style-name="T3">;</text:span></text:p>
      <text:p text:style-name="P3">  <text:span text:style-name="T3">}</text:span></text:p>
      <text:p text:style-name="P4"/>
      <text:p text:style-name="P3">  <text:span text:style-name="T14">.estado-contador</text:span><text:span text:style-name="T3"> {</text:span></text:p>
      <text:p text:style-name="P3">    <text:span text:style-name="T2">font-size</text:span><text:span text:style-name="T3">: </text:span><text:span text:style-name="T5">0.8rem</text:span><text:span text:style-name="T3">;</text:span></text:p>
      <text:p text:style-name="P3">  <text:span text:style-name="T3">}</text:span></text:p>
      <text:p text:style-name="P4"/>
      <text:p text:style-name="P3">  <text:span text:style-name="T8">/* Modal responsive */</text:span></text:p>
      <text:p text:style-name="P3">  <text:span text:style-name="T14">.modal-content</text:span><text:span text:style-name="T3"> {</text:span></text:p>
      <text:p text:style-name="P3">    <text:span text:style-name="T2">padding</text:span><text:span text:style-name="T3">: </text:span><text:span text:style-name="T5">20px</text:span><text:span text:style-name="T3">;</text:span></text:p>
      <text:p text:style-name="P3">    <text:span text:style-name="T2">max-width</text:span><text:span text:style-name="T3">: </text:span><text:span text:style-name="T5">90%</text:span><text:span text:style-name="T3">;</text:span></text:p>
      <text:p text:style-name="P3">  <text:span text:style-name="T3">}</text:span></text:p>
      <text:p text:style-name="P4"/>
      <text:p text:style-name="P3">  <text:span text:style-name="T14">.modal-content</text:span><text:span text:style-name="T3"> </text:span><text:span text:style-name="T14">h3</text:span><text:span text:style-name="T3"> {</text:span></text:p>
      <text:p text:style-name="P3">    <text:span text:style-name="T2">font-size</text:span><text:span text:style-name="T3">: </text:span><text:span text:style-name="T5">1.1rem</text:span><text:span text:style-name="T3">;</text:span></text:p>
      <text:p text:style-name="P3">  <text:span text:style-name="T3">}</text:span></text:p>
      <text:p text:style-name="P4"><text:soft-page-break/></text:p>
      <text:p text:style-name="P3">  <text:span text:style-name="T14">.modal-content</text:span><text:span text:style-name="T3"> </text:span><text:span text:style-name="T14">p</text:span><text:span text:style-name="T3"> {</text:span></text:p>
      <text:p text:style-name="P3">    <text:span text:style-name="T2">font-size</text:span><text:span text:style-name="T3">: </text:span><text:span text:style-name="T5">0.9rem</text:span><text:span text:style-name="T3">;</text:span></text:p>
      <text:p text:style-name="P3">  <text:span text:style-name="T3">}</text:span></text:p>
      <text:p text:style-name="P4"/>
      <text:p text:style-name="P3">  <text:span text:style-name="T14">.modal-buttons</text:span><text:span text:style-name="T3"> {</text:span></text:p>
      <text:p text:style-name="P3">    <text:span text:style-name="T2">flex-direction</text:span><text:span text:style-name="T3">: </text:span><text:span text:style-name="T4">column</text:span><text:span text:style-name="T3">;</text:span></text:p>
      <text:p text:style-name="P3">  <text:span text:style-name="T3">}</text:span></text:p>
      <text:p text:style-name="P4"/>
      <text:p text:style-name="P3">  <text:span text:style-name="T14">.modal-btn-eliminar</text:span><text:span text:style-name="T3">,</text:span></text:p>
      <text:p text:style-name="P3">  <text:span text:style-name="T14">.modal-btn-cancelar</text:span><text:span text:style-name="T3"> {</text:span></text:p>
      <text:p text:style-name="P3">    <text:span text:style-name="T2">width</text:span><text:span text:style-name="T3">: </text:span><text:span text:style-name="T5">100%</text:span><text:span text:style-name="T3">;</text:span></text:p>
      <text:p text:style-name="P3">  <text:span text:style-name="T3">}</text:span></text:p>
      <text:p text:style-name="P2">}</text:p>
      <text:p text:style-name="P4"/>
      <text:p text:style-name="P1">/* 📱 MÓVIL MUY PEQUEÑO (menos de 375px) */</text:p>
      <text:p text:style-name="P2"><text:span text:style-name="T13">@media</text:span> (<text:span text:style-name="T10">max-width</text:span>: <text:span text:style-name="T9">374px</text:span>) {</text:p>
      <text:p text:style-name="P3">  <text:span text:style-name="T14">.titulo-principal</text:span><text:span text:style-name="T3"> {</text:span></text:p>
      <text:p text:style-name="P3">    <text:span text:style-name="T2">font-size</text:span><text:span text:style-name="T3">: </text:span><text:span text:style-name="T5">1.1rem</text:span><text:span text:style-name="T3">;</text:span></text:p>
      <text:p text:style-name="P3">  <text:span text:style-name="T3">}</text:span></text:p>
      <text:p text:style-name="P4"/>
      <text:p text:style-name="P3">  <text:span text:style-name="T14">.filtros-fila-1</text:span><text:span text:style-name="T3"> {</text:span></text:p>
      <text:p text:style-name="P3">    <text:span text:style-name="T2">gap</text:span><text:span text:style-name="T3">: </text:span><text:span text:style-name="T5">8px</text:span><text:span text:style-name="T3">;</text:span></text:p>
      <text:p text:style-name="P3">  <text:span text:style-name="T3">}</text:span></text:p>
      <text:p text:style-name="P4"/>
      <text:p text:style-name="P3">  <text:span text:style-name="T14">.filtro-button</text:span><text:span text:style-name="T3"> {</text:span></text:p>
      <text:p text:style-name="P3">    <text:span text:style-name="T2">font-size</text:span><text:span text:style-name="T3">: </text:span><text:span text:style-name="T5">0.8rem</text:span><text:span text:style-name="T3">;</text:span></text:p>
      <text:p text:style-name="P3">    <text:span text:style-name="T2">padding</text:span><text:span text:style-name="T3">: </text:span><text:span text:style-name="T5">5px</text:span><text:span text:style-name="T3"> </text:span><text:span text:style-name="T5">10px</text:span><text:span text:style-name="T3">;</text:span></text:p>
      <text:p text:style-name="P3">    <text:span text:style-name="T2">min-width</text:span><text:span text:style-name="T3">: </text:span><text:span text:style-name="T4">auto</text:span><text:span text:style-name="T3">;</text:span></text:p>
      <text:p text:style-name="P3">    <text:span text:style-name="T2">height</text:span><text:span text:style-name="T3">: </text:span><text:span text:style-name="T5">32px</text:span><text:span text:style-name="T3">;</text:span></text:p>
      <text:p text:style-name="P3">  <text:span text:style-name="T3">}</text:span></text:p>
      <text:p text:style-name="P4"/>
      <text:p text:style-name="P3">  <text:span text:style-name="T14">.lista-deudas</text:span><text:span text:style-name="T3"> </text:span><text:span text:style-name="T14">table</text:span><text:span text:style-name="T3"> {</text:span></text:p>
      <text:p text:style-name="P3">    <text:span text:style-name="T2">min-width</text:span><text:span text:style-name="T3">: </text:span><text:span text:style-name="T5">600px</text:span><text:span text:style-name="T3">;</text:span></text:p>
      <text:p text:style-name="P3">  <text:span text:style-name="T3">}</text:span>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21:11:57.716374400</meta:creation-date>
    <dc:date>2026-02-05T21:12:09.586672500</dc:date>
    <meta:editing-duration>PT14S</meta:editing-duration>
    <meta:editing-cycles>1</meta:editing-cycles>
    <meta:document-statistic meta:table-count="0" meta:image-count="0" meta:object-count="0" meta:page-count="27" meta:paragraph-count="1164" meta:word-count="3697" meta:character-count="29622" meta:non-whitespace-character-count="24992"/>
    <meta:generator>LibreOffice/25.2.7.2$Windows_X86_64 LibreOffice_project/5cbfd1ab6520636bb5f7b99185aa69bd7456825d</meta:generator>
  </office:meta>
</office:document-meta>
</file>